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7mm"/>
    </style:style>
    <style:style style:name="co2" style:family="table-column">
      <style:table-column-properties fo:break-before="auto" style:column-width="44.17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20.39mm"/>
    </style:style>
    <style:style style:name="co5" style:family="table-column">
      <style:table-column-properties fo:break-before="auto" style:column-width="18.43mm"/>
    </style:style>
    <style:style style:name="co6" style:family="table-column">
      <style:table-column-properties fo:break-before="auto" style:column-width="18.71mm"/>
    </style:style>
    <style:style style:name="co7" style:family="table-column">
      <style:table-column-properties fo:break-before="auto" style:column-width="45.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Competitiu">
      <style:table-properties table:display="true" style:writing-mode="lr-tb"/>
    </style:style>
    <style:style style:name="ta2" style:family="table" style:master-page-name="PageStyle_5f_Barat">
      <style:table-properties table:display="true" style:writing-mode="lr-tb"/>
    </style:style>
    <style:style style:name="ta3" style:family="table" style:master-page-name="PageStyle_5f_Barat_20__28_2_29_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15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5f_BuiltIn_5f_Currency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5f_BuiltIn_5f_Currency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5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T1" style:family="text">
      <style:text-properties fo:color="#0066cc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mpetiti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 calcext:value-type="string">
            <text:p>Total Robot</text:p>
          </table:table-cell>
          <table:table-cell table:style-name="ce1" table:number-columns-repeated="2"/>
          <table:table-cell table:style-name="ce8" table:formula="of:=[.E4]+[.E31]+[.E55]" office:value-type="float" office:value="105.454162222222" calcext:value-type="float">
            <text:p><text:s/>105,45 € </text:p>
          </table:table-cell>
          <table:table-cell table:style-name="ce1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Preu ud</text:p>
          </table:table-cell>
          <table:table-cell table:style-name="ce3" office:value-type="string" calcext:value-type="string">
            <text:p>Quant</text:p>
          </table:table-cell>
          <table:table-cell table:style-name="ce9" office:value-type="string" calcext:value-type="string">
            <text:p>COST</text:p>
          </table:table-cell>
          <table:table-cell table:style-name="ce3" office:value-type="string" calcext:value-type="string">
            <text:p>Preu x10</text:p>
          </table:table-cell>
          <table:table-cell table:style-name="ce3" office:value-type="string" calcext:value-type="string">
            <text:p>Preu x20</text:p>
          </table:table-cell>
          <table:table-cell table:style-name="ce3" office:value-type="string" calcext:value-type="string">
            <text:p>Preu x100</text:p>
          </table:table-cell>
          <table:table-cell table:style-name="ce3" office:value-type="string" calcext:value-type="string">
            <text:p>Link</text:p>
          </table:table-cell>
          <table:table-cell table:style-name="ce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SUMA</text:p>
          </table:table-cell>
          <table:table-cell table:style-name="ce4" table:formula="of:=SUM([.C5:.C28])" office:value-type="float" office:value="6.86701111111111" calcext:value-type="float">
            <text:p><text:s/>6,87 € </text:p>
          </table:table-cell>
          <table:table-cell table:style-name="ce6" table:formula="of:=SUM([.D5:.D28])" office:value-type="float" office:value="33" calcext:value-type="float">
            <text:p>33</text:p>
          </table:table-cell>
          <table:table-cell table:style-name="ce4" table:formula="of:=SUM([.E5:.E28])" office:value-type="float" office:value="7.37568888888889" calcext:value-type="float">
            <text:p><text:s/>7,38 € </text:p>
          </table:table-cell>
          <table:table-cell table:style-name="ce4" table:formula="of:=SUM([.F5:.F28])" office:value-type="float" office:value="57.75" calcext:value-type="float">
            <text:p><text:s/>57,75 € </text:p>
          </table:table-cell>
          <table:table-cell table:style-name="ce4" table:formula="of:=SUM([.G5:.G28])" office:value-type="float" office:value="10.41" calcext:value-type="float">
            <text:p><text:s/>10,41 € </text:p>
          </table:table-cell>
          <table:table-cell table:style-name="ce4" table:formula="of:=SUM([.H5:.H28])" office:value-type="float" office:value="19.4511111111111" calcext:value-type="float">
            <text:p><text:s/>19,45 € 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CB minisumo</text:p>
          </table:table-cell>
          <table:table-cell table:style-name="ce5" table:formula="of:=[.F5]/10" office:value-type="float" office:value="0.894" calcext:value-type="float">
            <text:p><text:s/>0,89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5]*[.D5]" office:value-type="float" office:value="0.894" calcext:value-type="float">
            <text:p><text:s/>0,89 € </text:p>
          </table:table-cell>
          <table:table-cell table:style-name="ce5" office:value-type="float" office:value="8.94" calcext:value-type="float">
            <text:p><text:s/>8,94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jlcpcb.com/quote" xlink:type="simple">https://jlcpcb.com/quote</text:a></text:span></text:p>
          </table:table-cell>
          <table:table-cell table:style-name="ce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Arduino nano + cable</text:p>
          </table:table-cell>
          <table:table-cell table:style-name="ce5" office:value-type="float" office:value="2.99" calcext:value-type="float">
            <text:p><text:s/>2,99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6]*[.D6]" office:value-type="float" office:value="2.99" calcext:value-type="float">
            <text:p><text:s/>2,99 € </text:p>
          </table:table-cell>
          <table:table-cell table:style-name="ce5" office:value-type="float" office:value="26.13" calcext:value-type="float">
            <text:p><text:s/>26,13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Nano-3-0-Mini-controlador-USB-ATmega328-5-V-16-m-tarjeta-del-controlador-Micro-Nano/1326062_32843606477.html?spm=a219c.search0104.3.3.384172f2tKvouV&amp;ws_ab_test=searchweb0_0%2Csearchweb201602_4_10065_10068_10547_1005" xlink:type="simple">https://es.aliexpress.com/store/product/Nano-3-0-Mini-controlador-USB-ATmega328-5-V-16-m-tarjeta-del-controlador-Micro-Nano/1326062_32843606477.html?spm=a219c.search0104.3.3.384172f2tKvouV&amp;ws_ab_test=searchweb0_0%2Csearchweb201602_4_10065_10068_10547_1005</text:a></text:span></text:p>
          </table:table-cell>
          <table:table-cell table:style-name="ce10" office:value-type="string" calcext:value-type="string">
            <text:p><text:span text:style-name="T1"><text:a xlink:href="https://es.aliexpress.com/store/product/Wholesale-5pcs-lot-Funduino-Nano-3-0-controller-compatible-with-arduino-nano-Free-Shipping/535576_1307092605.html?spm=a219c.search0104.3.73.384172f2tKvouV&amp;ws_ab_test=searchweb0_0,searchweb201602_4_10065_10068_10547_" xlink:type="simple">https://es.aliexpress.com/store/product/Wholesale-5pcs-lot-Funduino-Nano-3-0-controller-compatible-with-arduino-nano-Free-Shipping/535576_1307092605.html?spm=a219c.search0104.3.73.384172f2tKvouV&amp;ws_ab_test=searchweb0_0,searchweb201602_4_10065_10068_10547_</text:a></text:span>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iver TB6612FNG</text:p>
          </table:table-cell>
          <table:table-cell table:style-name="ce5" table:formula="of:=[.F7]/10" office:value-type="float" office:value="1.306" calcext:value-type="float">
            <text:p><text:s/>1,3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7]*[.D7]" office:value-type="float" office:value="1.306" calcext:value-type="float">
            <text:p><text:s/>1,31 € </text:p>
          </table:table-cell>
          <table:table-cell table:style-name="ce5" office:value-type="float" office:value="13.06" calcext:value-type="float">
            <text:p><text:s/>13,06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item/Dual-Motor-Driver-TB6612FNG-for-Arduino-Microcontroller-Better-than-L298N-Supporting-self-balanced-car-3PI/32287779353.html?spm=a2g0s.8937460.0.0.5a602e0eA0W0ei" xlink:type="simple">https://es.aliexpress.com/item/Dual-Motor-Driver-TB6612FNG-for-Arduino-Microcontroller-Better-than-L298N-Supporting-self-balanced-car-3PI/32287779353.html?spm=a2g0s.8937460.0.0.5a602e0eA0W0ei</text:a></text:span></text:p>
          </table:table-cell>
          <table:table-cell table:style-name="ce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ins femella 40p</text:p>
          </table:table-cell>
          <table:table-cell table:style-name="ce5" table:formula="of:=[.G8]/20" office:value-type="float" office:value="0.216" calcext:value-type="float">
            <text:p><text:s/>0,22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8]*[.D8]" office:value-type="float" office:value="0.432" calcext:value-type="float">
            <text:p><text:s/>0,43 € </text:p>
          </table:table-cell>
          <table:table-cell table:style-name="ce5"/>
          <table:table-cell table:style-name="ce5" office:value-type="float" office:value="4.32" calcext:value-type="float">
            <text:p><text:s/>4,32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2-54mm-sola-fila-femenino-2-40-p-PCB-Board-socket-Pin-Header-conector-de-Gaza/323553_32869391616.html?spm=a219c.search0104.3.8.cee52f381y2jOZ&amp;ws_ab_test=searchweb0_0%2Csearchweb201602_4_10065_10068_10547_10059_10548" xlink:type="simple">https://es.aliexpress.com/store/product/2-54mm-sola-fila-femenino-2-40-p-PCB-Board-socket-Pin-Header-conector-de-Gaza/323553_32869391616.html?spm=a219c.search0104.3.8.cee52f381y2jOZ&amp;ws_ab_test=searchweb0_0%2Csearchweb201602_4_10065_10068_10547_10059_10548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negre</text:p>
          </table:table-cell>
          <table:table-cell table:style-name="ce5" table:formula="of:=[.F9]/10" office:value-type="float" office:value="0.177" calcext:value-type="float">
            <text:p><text:s/>0,18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9]*[.D9]" office:value-type="float" office:value="0.177" calcext:value-type="float">
            <text:p><text:s/>0,18 € </text:p>
          </table:table-cell>
          <table:table-cell table:style-name="ce5" office:value-type="float" office:value="1.77" calcext:value-type="float">
            <text:p><text:s/>1,77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verm</text:p>
          </table:table-cell>
          <table:table-cell table:style-name="ce5" table:formula="of:=[.F10]/10" office:value-type="float" office:value="0.205" calcext:value-type="float">
            <text:p><text:s/>0,2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0]*[.D10]" office:value-type="float" office:value="0.205" calcext:value-type="float">
            <text:p><text:s/>0,21 € </text:p>
          </table:table-cell>
          <table:table-cell table:style-name="ce5" office:value-type="float" office:value="2.05" calcext:value-type="float">
            <text:p><text:s/>2,05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blanc</text:p>
          </table:table-cell>
          <table:table-cell table:style-name="ce5" table:formula="of:=[.F11]/10" office:value-type="float" office:value="0.205" calcext:value-type="float">
            <text:p><text:s/>0,2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1]*[.D11]" office:value-type="float" office:value="0.205" calcext:value-type="float">
            <text:p><text:s/>0,21 € </text:p>
          </table:table-cell>
          <table:table-cell table:style-name="ce5" office:value-type="float" office:value="2.05" calcext:value-type="float">
            <text:p><text:s/>2,05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terruptor 7x7mm</text:p>
          </table:table-cell>
          <table:table-cell table:style-name="ce5" table:formula="of:=[.G12]/20" office:value-type="float" office:value="0.091" calcext:value-type="float">
            <text:p><text:s/>0,09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2]*[.D12]" office:value-type="float" office:value="0.091" calcext:value-type="float">
            <text:p><text:s/>0,09 € </text:p>
          </table:table-cell>
          <table:table-cell table:style-name="ce5"/>
          <table:table-cell table:style-name="ce5" table:formula="of:=0.95+(5.44-(2.75+0.95))/2" office:value-type="float" office:value="1.82" calcext:value-type="float">
            <text:p><text:s/>1,82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20PCS-7X7mm-6P-Push-Button-Switch-7-7MM-6Pin-Tactile-Power-Micro-Switch-Self-lock-Latching/1390139_32809348405.html?spm=a219c.12010612.8148356.2.1f446d2cjY2wHB" xlink:type="simple">https://es.aliexpress.com/store/product/20PCS-7X7mm-6P-Push-Button-Switch-7-7MM-6Pin-Tactile-Power-Micro-Switch-Self-lock-Latching/1390139_32809348405.html?spm=a219c.12010612.8148356.2.1f446d2cjY2wHB</text:a></text:span></text:p>
          </table:table-cell>
          <table:table-cell table:style-name="ce10" office:value-type="string" calcext:value-type="string">
            <text:p><text:span text:style-name="T1"><text:a xlink:href="https://es.aliexpress.com/store/product/100PCS-7X7mm-6P-Push-Button-Switch-7-7mm-Tactile-Power-Micro-Non-Locking-Latching-Toys-Flashlight/1390139_32717121474.html?spm=a219c.12010612.8148356.43.2e124b1fyr6UPg" xlink:type="simple">https://es.aliexpress.com/store/product/100PCS-7X7mm-6P-Push-Button-Switch-7-7mm-Tactile-Power-Micro-Non-Locking-Latching-Toys-Flashlight/1390139_32717121474.html?spm=a219c.12010612.8148356.43.2e124b1fyr6UPg</text:a></text:span>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erminal 3.5mm</text:p>
          </table:table-cell>
          <table:table-cell table:style-name="ce5" table:formula="of:=[.G13]/20" office:value-type="float" office:value="0.118" calcext:value-type="float">
            <text:p><text:s/>0,12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13]*[.D13]" office:value-type="float" office:value="0.236" calcext:value-type="float">
            <text:p><text:s/>0,24 € </text:p>
          </table:table-cell>
          <table:table-cell table:style-name="ce5"/>
          <table:table-cell table:style-name="ce5" office:value-type="float" office:value="2.36" calcext:value-type="float">
            <text:p><text:s/>2,36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item/20PCS-LOT-KF301-2P-3P-KF350-2P-3P-KF128-Screw-2Pin-3Pin-5-0mm-Straight-Pin/32889705942.html" xlink:type="simple">https://es.aliexpress.com/item/20PCS-LOT-KF301-2P-3P-KF350-2P-3P-KF128-Screw-2Pin-3Pin-5-0mm-Straight-Pin/32889705942.html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olsador 3x6x4.3mm</text:p>
          </table:table-cell>
          <table:table-cell table:style-name="ce5" table:formula="of:=[.H14]/100" office:value-type="float" office:value="0.0247" calcext:value-type="float">
            <text:p><text:s/>0,02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4]*[.D14]" office:value-type="float" office:value="0.0247" calcext:value-type="float">
            <text:p><text:s/>0,02 € </text:p>
          </table:table-cell>
          <table:table-cell table:style-name="ce5" table:number-columns-repeated="2"/>
          <table:table-cell table:style-name="ce5" office:value-type="float" office:value="2.47" calcext:value-type="float">
            <text:p><text:s/>2,47 € </text:p>
          </table:table-cell>
          <table:table-cell table:style-name="ce10" office:value-type="string" calcext:value-type="string">
            <text:p><text:span text:style-name="T1"><text:a xlink:href="https://es.aliexpress.com/item/100pcs-lot-SMD-Tact-Switch-Tactile-Switches-connectors-Push-button-3-6-4-3mm/32310218338.html" xlink:type="simple">https://es.aliexpress.com/item/100pcs-lot-SMD-Tact-Switch-Tactile-Switches-connectors-Push-button-3-6-4-3mm/32310218338.html</text:a></text:span></text:p>
          </table:table-cell>
          <table:table-cell table:style-name="ce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egulador 7805</text:p>
          </table:table-cell>
          <table:table-cell table:style-name="ce5" table:formula="of:=[.F15]/10" office:value-type="float" office:value="0.173" calcext:value-type="float">
            <text:p><text:s/>0,17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5]*[.D15]" office:value-type="float" office:value="0.173" calcext:value-type="float">
            <text:p><text:s/>0,17 € </text:p>
          </table:table-cell>
          <table:table-cell table:style-name="ce5" office:value-type="float" office:value="1.73" calcext:value-type="float">
            <text:p><text:s/>1,73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Free-Shipping-50PCS-IC-L7805CV-L7805-7805-Voltage-Regulator-5V-1-5A-TO-220/604366_1936084347.html?spm=a219c.search0104.3.23.77f6648d7jEANF&amp;ws_ab_test=searchweb0_0,searchweb201602_4_10065_10068_5910015_10547_5890015_" xlink:type="simple">https://es.aliexpress.com/store/product/Free-Shipping-50PCS-IC-L7805CV-L7805-7805-Voltage-Regulator-5V-1-5A-TO-220/604366_1936084347.html?spm=a219c.search0104.3.23.77f6648d7jEANF&amp;ws_ab_test=searchweb0_0,searchweb201602_4_10065_10068_5910015_10547_589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iode 1N4148</text:p>
          </table:table-cell>
          <table:table-cell table:style-name="ce5" table:formula="of:=[.H16]/100" office:value-type="float" office:value="0.0134" calcext:value-type="float">
            <text:p><text:s/>0,0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6]*[.D16]" office:value-type="float" office:value="0.0134" calcext:value-type="float">
            <text:p><text:s/>0,01 € </text:p>
          </table:table-cell>
          <table:table-cell table:number-columns-repeated="2"/>
          <table:table-cell table:style-name="ce5" table:formula="of:=0.7+(2.77-(0.79+0.7))/2" office:value-type="float" office:value="1.34" calcext:value-type="float">
            <text:p><text:s/>1,34 € </text:p>
          </table:table-cell>
          <table:table-cell table:style-name="ce10" office:value-type="string" calcext:value-type="string">
            <text:p><text:span text:style-name="T1"><text:a xlink:href="https://es.aliexpress.com/store/product/Free-shipping-100PCS-SMD-1N4148-LL4148-4148-LL34-switching-diode/511081_793795951.html?spm=a219c.search0104.3.16.2fe8150eA9VuzT&amp;ws_ab_test=searchweb0_0,searchweb201602_4_10065_10068_5910015_10547_5890015_10548_58800" xlink:type="simple">https://es.aliexpress.com/store/product/Free-shipping-100PCS-SMD-1N4148-LL4148-4148-LL34-switching-diode/511081_793795951.html?spm=a219c.search0104.3.16.2fe8150eA9VuzT&amp;ws_ab_test=searchweb0_0,searchweb201602_4_10065_10068_5910015_10547_5890015_10548_58800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ansistor NPN S8050</text:p>
          </table:table-cell>
          <table:table-cell table:style-name="ce5" table:formula="of:=[.H17]/100" office:value-type="float" office:value="0.0143" calcext:value-type="float">
            <text:p><text:s/>0,01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17]*[.D17]" office:value-type="float" office:value="0.0429" calcext:value-type="float">
            <text:p><text:s/>0,04 € </text:p>
          </table:table-cell>
          <table:table-cell table:style-name="ce5" table:number-columns-repeated="2"/>
          <table:table-cell table:style-name="ce5" table:formula="of:=0.79+(2.77-(0.79+0.7))/2" office:value-type="float" office:value="1.43" calcext:value-type="float">
            <text:p><text:s/>1,43 € </text:p>
          </table:table-cell>
          <table:table-cell table:style-name="ce10" office:value-type="string" calcext:value-type="string">
            <text:p><text:span text:style-name="T1"><text:a xlink:href="https://es.aliexpress.com/store/product/100pcs-Transistor-S8050-D331-NPN-TO92-Package-new/511081_32429477379.html?spm=a219c.search0104.3.8.77776771SxtHlD&amp;ws_ab_test=searchweb0_0,searchweb201602_4_10065_10068_5910015_10547_5890015_10548_10696_10084_5724015" xlink:type="simple">https://es.aliexpress.com/store/product/100pcs-Transistor-S8050-D331-NPN-TO92-Package-new/511081_32429477379.html?spm=a219c.search0104.3.8.77776771SxtHlD&amp;ws_ab_test=searchweb0_0,searchweb201602_4_10065_10068_5910015_10547_5890015_10548_10696_10084_5724015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uzzer 12mm 5V</text:p>
          </table:table-cell>
          <table:table-cell table:style-name="ce5" table:formula="of:=[.F18]/10" office:value-type="float" office:value="0.202" calcext:value-type="float">
            <text:p><text:s/>0,20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8]*[.D18]" office:value-type="float" office:value="0.202" calcext:value-type="float">
            <text:p><text:s/>0,20 € </text:p>
          </table:table-cell>
          <table:table-cell table:style-name="ce5" office:value-type="float" office:value="2.02" calcext:value-type="float">
            <text:p><text:s/>2,02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10-piezas-5-V-activa-zumbador-tono-continuo-magn-tico-alarma-del-12mm-MINI-Active-Piezo/1266255_32914327679.html?spm=a219c.search0104.3.9.6dce28a7XbGFrt&amp;ws_ab_test=searchweb0_0%2Csearchweb201602_4_10065_10068_591001" xlink:type="simple">https://es.aliexpress.com/store/product/10-piezas-5-V-activa-zumbador-tono-continuo-magn-tico-alarma-del-12mm-MINI-Active-Piezo/1266255_32914327679.html?spm=a219c.search0104.3.9.6dce28a7XbGFrt&amp;ws_ab_test=searchweb0_0%2Csearchweb201602_4_10065_10068_591001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densador 100nF</text:p>
          </table:table-cell>
          <table:table-cell table:style-name="ce5" table:formula="of:=[.H19]/100" office:value-type="float" office:value="0.0253" calcext:value-type="float">
            <text:p><text:s/>0,03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9]*[.D19]" office:value-type="float" office:value="0.0253" calcext:value-type="float">
            <text:p><text:s/>0,03 € </text:p>
          </table:table-cell>
          <table:table-cell table:style-name="ce5" table:number-columns-repeated="2"/>
          <table:table-cell table:style-name="ce5" office:value-type="float" office:value="2.53" calcext:value-type="float">
            <text:p><text:s/>2,53 € </text:p>
          </table:table-cell>
          <table:table-cell table:style-name="ce10" office:value-type="string" calcext:value-type="string">
            <text:p><text:span text:style-name="T1"><text:a xlink:href="https://es.aliexpress.com/store/product/100-piezas-100NF-X7R-Error-10-50-V-0-1-UF-104-1206-smd-del-env/2885226_32905749589.html?spm=a219c.search0104.3.22.51b33110x2DRCa&amp;ws_ab_test=searchweb0_0%2Csearchweb201602_4_10065_10068_5910015_10547_5890015_10548_58" xlink:type="simple">https://es.aliexpress.com/store/product/100-piezas-100NF-X7R-Error-10-50-V-0-1-UF-104-1206-smd-del-env/2885226_32905749589.html?spm=a219c.search0104.3.22.51b33110x2DRCa&amp;ws_ab_test=searchweb0_0%2Csearchweb201602_4_10065_10068_5910015_10547_5890015_10548_58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densador 330nF</text:p>
          </table:table-cell>
          <table:table-cell table:style-name="ce5" table:formula="of:=[.H20]/100" office:value-type="float" office:value="0.0283" calcext:value-type="float">
            <text:p><text:s/>0,03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20]*[.D20]" office:value-type="float" office:value="0.0283" calcext:value-type="float">
            <text:p><text:s/>0,03 € </text:p>
          </table:table-cell>
          <table:table-cell table:style-name="ce5" table:number-columns-repeated="2"/>
          <table:table-cell table:style-name="ce5" office:value-type="float" office:value="2.83" calcext:value-type="float">
            <text:p><text:s/>2,83 € </text:p>
          </table:table-cell>
          <table:table-cell table:style-name="ce10" office:value-type="string" calcext:value-type="string">
            <text:p><text:span text:style-name="T1"><text:a xlink:href="https://es.aliexpress.com/store/product/100-piezas-1206-condensador-330NF-470NF-1-UF-2-2-UF-4-7-UF-50-V/1711463_32879068458.html?spm=a219c.search0104.3.2.703515ea5O75W7&amp;ws_ab_test=searchweb0_0%2Csearchweb201602_4_10065_10068_5910015_10547_5890015_10548_58" xlink:type="simple">https://es.aliexpress.com/store/product/100-piezas-1206-condensador-330NF-470NF-1-UF-2-2-UF-4-7-UF-50-V/1711463_32879068458.html?spm=a219c.search0104.3.2.703515ea5O75W7&amp;ws_ab_test=searchweb0_0%2Csearchweb201602_4_10065_10068_5910015_10547_5890015_10548_58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densador 16V1mF</text:p>
          </table:table-cell>
          <table:table-cell table:style-name="ce5" table:formula="of:=[.G21]/20" office:value-type="float" office:value="0.0955" calcext:value-type="float">
            <text:p><text:s/>0,10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21]*[.D21]" office:value-type="float" office:value="0.191" calcext:value-type="float">
            <text:p><text:s/>0,19 € </text:p>
          </table:table-cell>
          <table:table-cell table:style-name="ce5"/>
          <table:table-cell table:style-name="ce5" office:value-type="float" office:value="1.91" calcext:value-type="float">
            <text:p><text:s/>1,91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10v-1000UF-8-9aluminum-electrolytic-capacitor-1000uf-10v/826019_32814611460.html?spm=a219c.search0104.3.79.6a0b2971fS0eEi&amp;ws_ab_test=searchweb0_0,searchweb201602_4_10065_10068_5910015_10547_5890015_10548_5880016_106" xlink:type="simple">https://es.aliexpress.com/store/product/10v-1000UF-8-9aluminum-electrolytic-capacitor-1000uf-10v/826019_32814611460.html?spm=a219c.search0104.3.79.6a0b2971fS0eEi&amp;ws_ab_test=searchweb0_0,searchweb201602_4_10065_10068_5910015_10547_5890015_10548_5880016_106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22</text:p>
          </table:table-cell>
          <table:table-cell table:style-name="ce5" table:formula="of:=[.H22]/100" office:value-type="float" office:value="0.0126444444444444" calcext:value-type="float">
            <text:p><text:s/>0,0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22]*[.D22]" office:value-type="float" office:value="0.0126444444444444" calcext:value-type="float">
            <text:p><text:s/>0,01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 xlink:type="simple">https://es.aliexpress.com/store/product/500Pcs-2012-Chip-resistor-1-4w-0805-5-0R-1-2-2-3-3-4-7/821060_32817289197.html?spm=a219c.search0104.3.30.48963d2eogPCzl&amp;ws_ab_test=searchweb0_0,searchweb201602_4_10065_10068_5910015_10547_5890015_10548_5880016_10696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220</text:p>
          </table:table-cell>
          <table:table-cell table:style-name="ce5" table:formula="of:=[.H23]/100" office:value-type="float" office:value="0.0126444444444444" calcext:value-type="float">
            <text:p><text:s/>0,01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23]*[.D23]" office:value-type="float" office:value="0.0379333333333333" calcext:value-type="float">
            <text:p><text:s/>0,04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 xlink:type="simple">https://es.aliexpress.com/store/product/500Pcs-2012-Chip-resistor-1-4w-0805-5-0R-1-2-2-3-3-4-7/821060_32817289197.html?spm=a219c.search0104.3.30.48963d2eogPCzl&amp;ws_ab_test=searchweb0_0,searchweb201602_4_10065_10068_5910015_10547_5890015_10548_5880016_10696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1K</text:p>
          </table:table-cell>
          <table:table-cell table:style-name="ce5" table:formula="of:=[.H24]/100" office:value-type="float" office:value="0.0126444444444444" calcext:value-type="float">
            <text:p><text:s/>0,0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24]*[.D24]" office:value-type="float" office:value="0.0126444444444444" calcext:value-type="float">
            <text:p><text:s/>0,01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2K</text:p>
          </table:table-cell>
          <table:table-cell table:style-name="ce5" table:formula="of:=[.H25]/100" office:value-type="float" office:value="0.0126444444444444" calcext:value-type="float">
            <text:p><text:s/>0,0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25]*[.D25]" office:value-type="float" office:value="0.0126444444444444" calcext:value-type="float">
            <text:p><text:s/>0,01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4K7</text:p>
          </table:table-cell>
          <table:table-cell table:style-name="ce5" table:formula="of:=[.H26]/100" office:value-type="float" office:value="0.0126444444444444" calcext:value-type="float">
            <text:p><text:s/>0,01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26]*[.D26]" office:value-type="float" office:value="0.0252888888888889" calcext:value-type="float">
            <text:p><text:s/>0,03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6K8</text:p>
          </table:table-cell>
          <table:table-cell table:style-name="ce5" table:formula="of:=[.H27]/100" office:value-type="float" office:value="0.0126444444444444" calcext:value-type="float">
            <text:p><text:s/>0,0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27]*[.D27]" office:value-type="float" office:value="0.0126444444444444" calcext:value-type="float">
            <text:p><text:s/>0,01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10K</text:p>
          </table:table-cell>
          <table:table-cell table:style-name="ce5" table:formula="of:=[.H28]/100" office:value-type="float" office:value="0.0126444444444444" calcext:value-type="float">
            <text:p><text:s/>0,01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28]*[.D28]" office:value-type="float" office:value="0.0252888888888889" calcext:value-type="float">
            <text:p><text:s/>0,03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Preu ud</text:p>
          </table:table-cell>
          <table:table-cell table:style-name="ce3" office:value-type="string" calcext:value-type="string">
            <text:p>Quant</text:p>
          </table:table-cell>
          <table:table-cell table:style-name="ce9" office:value-type="string" calcext:value-type="string">
            <text:p>COST</text:p>
          </table:table-cell>
          <table:table-cell table:style-name="ce3" office:value-type="string" calcext:value-type="string">
            <text:p>Preu x10</text:p>
          </table:table-cell>
          <table:table-cell table:style-name="ce3" office:value-type="string" calcext:value-type="string">
            <text:p>Preu x20</text:p>
          </table:table-cell>
          <table:table-cell table:style-name="ce3" office:value-type="string" calcext:value-type="string">
            <text:p>Preu x100</text:p>
          </table:table-cell>
          <table:table-cell table:style-name="ce3" office:value-type="string" calcext:value-type="string">
            <text:p>Link</text:p>
          </table:table-cell>
          <table:table-cell table:style-name="ce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SUMA</text:p>
          </table:table-cell>
          <table:table-cell table:style-name="ce4" table:formula="of:=SUM([.C32:.C52])" office:value-type="float" office:value="4.38196222222222" calcext:value-type="float">
            <text:p><text:s/>4,38 € </text:p>
          </table:table-cell>
          <table:table-cell table:style-name="ce6" table:formula="of:=SUM([.D32:.D52])" office:value-type="float" office:value="45" calcext:value-type="float">
            <text:p>45</text:p>
          </table:table-cell>
          <table:table-cell table:style-name="ce4" table:formula="of:=SUM([.E32:.E52])" office:value-type="float" office:value="4.72347333333333" calcext:value-type="float">
            <text:p><text:s/>4,72 € </text:p>
          </table:table-cell>
          <table:table-cell table:style-name="ce4" table:formula="of:=SUM([.F32:.F52])" office:value-type="float" office:value="38.86" calcext:value-type="float">
            <text:p><text:s/>38,86 € </text:p>
          </table:table-cell>
          <table:table-cell table:style-name="ce4" table:formula="of:=SUM([.G32:.G52])" office:value-type="float" office:value="6.936" calcext:value-type="float">
            <text:p><text:s/>6,94 € </text:p>
          </table:table-cell>
          <table:table-cell table:style-name="ce4" table:formula="of:=SUM([.H32:.H52])" office:value-type="float" office:value="14.9162222222222" calcext:value-type="float">
            <text:p><text:s/>14,92 € 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CB shield</text:p>
          </table:table-cell>
          <table:table-cell table:style-name="ce5" table:formula="of:=[.F32]/10" office:value-type="float" office:value="0" calcext:value-type="float">
            <text:p><text:s/>- <text:s text:c="2"/>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2]*[.D32]" office:value-type="float" office:value="0" calcext:value-type="float">
            <text:p><text:s/>- <text:s text:c="2"/>€ </text:p>
          </table:table-cell>
          <table:table-cell table:style-name="ce5" office:value-type="float" office:value="0" calcext:value-type="float">
            <text:p><text:s/>- <text:s text:c="2"/>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jlcpcb.com/quote" xlink:type="simple">https://jlcpcb.com/quote</text:a></text:span></text:p>
          </table:table-cell>
          <table:table-cell table:style-name="ce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lsador 3x6x4.3mm</text:p>
          </table:table-cell>
          <table:table-cell table:style-name="ce5" table:formula="of:=[.H33]/100" office:value-type="float" office:value="0.0247" calcext:value-type="float">
            <text:p><text:s/>0,02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3]*[.D33]" office:value-type="float" office:value="0.0247" calcext:value-type="float">
            <text:p><text:s/>0,02 € </text:p>
          </table:table-cell>
          <table:table-cell table:style-name="ce5" table:number-columns-repeated="2"/>
          <table:table-cell table:style-name="ce5" office:value-type="float" office:value="2.47" calcext:value-type="float">
            <text:p><text:s/>2,47 € </text:p>
          </table:table-cell>
          <table:table-cell table:style-name="ce10" office:value-type="string" calcext:value-type="string">
            <text:p><text:span text:style-name="T1"><text:a xlink:href="https://es.aliexpress.com/item/100pcs-lot-SMD-Tact-Switch-Tactile-Switches-connectors-Push-button-3-6-4-3mm/32310218338.html" xlink:type="simple">https://es.aliexpress.com/item/100pcs-lot-SMD-Tact-Switch-Tactile-Switches-connectors-Push-button-3-6-4-3mm/32310218338.html</text:a></text:span></text:p>
          </table:table-cell>
          <table:table-cell table:style-name="ce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ins femella 40p</text:p>
          </table:table-cell>
          <table:table-cell table:style-name="ce5" table:formula="of:=[.G34]/20" office:value-type="float" office:value="0.216" calcext:value-type="float">
            <text:p><text:s/>0,22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4]*[.D34]" office:value-type="float" office:value="0.216" calcext:value-type="float">
            <text:p><text:s/>0,22 € </text:p>
          </table:table-cell>
          <table:table-cell table:style-name="ce5"/>
          <table:table-cell table:style-name="ce5" office:value-type="float" office:value="4.32" calcext:value-type="float">
            <text:p><text:s/>4,32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2-54mm-sola-fila-femenino-2-40-p-PCB-Board-socket-Pin-Header-conector-de-Gaza/323553_32869391616.html?spm=a219c.search0104.3.8.cee52f381y2jOZ&amp;ws_ab_test=searchweb0_0%2Csearchweb201602_4_10065_10068_10547_10059_10548" xlink:type="simple">https://es.aliexpress.com/store/product/2-54mm-sola-fila-femenino-2-40-p-PCB-Board-socket-Pin-Header-conector-de-Gaza/323553_32869391616.html?spm=a219c.search0104.3.8.cee52f381y2jOZ&amp;ws_ab_test=searchweb0_0%2Csearchweb201602_4_10065_10068_10547_10059_10548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negre</text:p>
          </table:table-cell>
          <table:table-cell table:style-name="ce5" table:formula="of:=[.F35]/10" office:value-type="float" office:value="0.177" calcext:value-type="float">
            <text:p><text:s/>0,18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5]*[.D35]" office:value-type="float" office:value="0.177" calcext:value-type="float">
            <text:p><text:s/>0,18 € </text:p>
          </table:table-cell>
          <table:table-cell table:style-name="ce5" office:value-type="float" office:value="1.77" calcext:value-type="float">
            <text:p><text:s/>1,77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verm</text:p>
          </table:table-cell>
          <table:table-cell table:style-name="ce5" table:formula="of:=[.F36]/10" office:value-type="float" office:value="0.205" calcext:value-type="float">
            <text:p><text:s/>0,2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6]*[.D36]" office:value-type="float" office:value="0.205" calcext:value-type="float">
            <text:p><text:s/>0,21 € </text:p>
          </table:table-cell>
          <table:table-cell table:style-name="ce5" office:value-type="float" office:value="2.05" calcext:value-type="float">
            <text:p><text:s/>2,05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blanc</text:p>
          </table:table-cell>
          <table:table-cell table:style-name="ce5" table:formula="of:=[.F37]/10" office:value-type="float" office:value="0.205" calcext:value-type="float">
            <text:p><text:s/>0,2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7]*[.D37]" office:value-type="float" office:value="0.205" calcext:value-type="float">
            <text:p><text:s/>0,21 € </text:p>
          </table:table-cell>
          <table:table-cell table:style-name="ce5" office:value-type="float" office:value="2.05" calcext:value-type="float">
            <text:p><text:s/>2,05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30mm</text:p>
          </table:table-cell>
          <table:table-cell table:style-name="ce5" table:formula="of:=[.F38]/10" office:value-type="float" office:value="0.432" calcext:value-type="float">
            <text:p><text:s/>0,43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8]*[.D38]" office:value-type="float" office:value="0.432" calcext:value-type="float">
            <text:p><text:s/>0,43 € </text:p>
          </table:table-cell>
          <table:table-cell table:style-name="ce5" office:value-type="float" office:value="4.32" calcext:value-type="float">
            <text:p><text:s/>4,32 € </text:p>
          </table:table-cell>
          <table:table-cell table:number-columns-repeated="2"/>
          <table:table-cell table:style-name="ce10" office:value-type="string" calcext:value-type="string">
            <text:p><text:span text:style-name="T1"><text:a xlink:href="https://es.aliexpress.com/item/2-54mm-macho-de-una-fila-1-40-p-Breakaway-PCB-Pin-Header-largo-11-15/32891470557.html?spm=a2g0s.8937460.0.0.5a602e0eA0W0ei" xlink:type="simple">https://es.aliexpress.com/item/2-54mm-macho-de-una-fila-1-40-p-Breakaway-PCB-Pin-Header-largo-11-15/32891470557.html?spm=a2g0s.8937460.0.0.5a602e0eA0W0ei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olsador 6x6x6mm</text:p>
          </table:table-cell>
          <table:table-cell table:style-name="ce5" table:formula="of:=[.H39]/100" office:value-type="float" office:value="0.0362" calcext:value-type="float">
            <text:p><text:s/>0,04 € </text:p>
          </table:table-cell>
          <table:table-cell table:style-name="ce7" office:value-type="float" office:value="4" calcext:value-type="float">
            <text:p>4</text:p>
          </table:table-cell>
          <table:table-cell table:style-name="ce5" table:formula="of:=[.C39]*[.D39]" office:value-type="float" office:value="0.1448" calcext:value-type="float">
            <text:p><text:s/>0,14 € </text:p>
          </table:table-cell>
          <table:table-cell table:style-name="ce5" table:number-columns-repeated="2"/>
          <table:table-cell table:style-name="ce5" table:formula="of:=2.75+(5.44-(2.75+0.95))/2" office:value-type="float" office:value="3.62" calcext:value-type="float">
            <text:p><text:s/>3,62 € </text:p>
          </table:table-cell>
          <table:table-cell table:style-name="ce10" office:value-type="string" calcext:value-type="string">
            <text:p><text:span text:style-name="T1"><text:a xlink:href="https://es.aliexpress.com/store/product/100pcs-8-Type-6mm-6mm-4Pin-Vertical-Tact-Switch-6x6mm-4P-Micro-Push-Button-Tactile-Switchs/1390139_32715988094.html?spm=a219c.12010612/itm2home-1.8148356.72.67106d2ca1FCKr" xlink:type="simple">https://es.aliexpress.com/store/product/100pcs-8-Type-6mm-6mm-4Pin-Vertical-Tact-Switch-6x6mm-4P-Micro-Push-Button-Tactile-Switchs/1390139_32715988094.html?spm=a219c.12010612/itm2home-1.8148356.72.67106d2ca1FCKr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terruptor 7x7mm</text:p>
          </table:table-cell>
          <table:table-cell table:style-name="ce5" table:formula="of:=[.G40]/20" office:value-type="float" office:value="0.091" calcext:value-type="float">
            <text:p><text:s/>0,09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40]*[.D40]" office:value-type="float" office:value="0.091" calcext:value-type="float">
            <text:p><text:s/>0,09 € </text:p>
          </table:table-cell>
          <table:table-cell table:style-name="ce5"/>
          <table:table-cell table:style-name="ce5" table:formula="of:=0.95+(5.44-(2.75+0.95))/2" office:value-type="float" office:value="1.82" calcext:value-type="float">
            <text:p><text:s/>1,82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20PCS-7X7mm-6P-Push-Button-Switch-7-7MM-6Pin-Tactile-Power-Micro-Switch-Self-lock-Latching/1390139_32809348405.html?spm=a219c.12010612.8148356.2.1f446d2cjY2wHB" xlink:type="simple">https://es.aliexpress.com/store/product/20PCS-7X7mm-6P-Push-Button-Switch-7-7MM-6Pin-Tactile-Power-Micro-Switch-Self-lock-Latching/1390139_32809348405.html?spm=a219c.12010612.8148356.2.1f446d2cjY2wHB</text:a></text:span></text:p>
          </table:table-cell>
          <table:table-cell table:style-name="ce10" office:value-type="string" calcext:value-type="string">
            <text:p><text:span text:style-name="T1"><text:a xlink:href="https://es.aliexpress.com/store/product/100PCS-7X7mm-6P-Push-Button-Switch-7-7mm-Tactile-Power-Micro-Non-Locking-Latching-Toys-Flashlight/1390139_32717121474.html?spm=a219c.12010612.8148356.43.2e124b1fyr6UPg" xlink:type="simple">https://es.aliexpress.com/store/product/100PCS-7X7mm-6P-Push-Button-Switch-7-7mm-Tactile-Power-Micro-Non-Locking-Latching-Toys-Flashlight/1390139_32717121474.html?spm=a219c.12010612.8148356.43.2e124b1fyr6UPg</text:a></text:span>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esistencia 0R</text:p>
          </table:table-cell>
          <table:table-cell table:style-name="ce5" table:formula="of:=[.H41]/100" office:value-type="float" office:value="0.0126444444444444" calcext:value-type="float">
            <text:p><text:s/>0,01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41]*[.D41]" office:value-type="float" office:value="0.0379333333333333" calcext:value-type="float">
            <text:p><text:s/>0,04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 xlink:type="simple">https://es.aliexpress.com/store/product/500Pcs-2012-Chip-resistor-1-4w-0805-5-0R-1-2-2-3-3-4-7/821060_32817289197.html?spm=a219c.search0104.3.30.48963d2eogPCzl&amp;ws_ab_test=searchweb0_0,searchweb201602_4_10065_10068_5910015_10547_5890015_10548_5880016_10696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330</text:p>
          </table:table-cell>
          <table:table-cell table:style-name="ce5" table:formula="of:=[.H42]/100" office:value-type="float" office:value="0.0126444444444444" calcext:value-type="float">
            <text:p><text:s/>0,01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42]*[.D42]" office:value-type="float" office:value="0.0379333333333333" calcext:value-type="float">
            <text:p><text:s/>0,04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 xlink:type="simple">https://es.aliexpress.com/store/product/500Pcs-2012-Chip-resistor-1-4w-0805-5-0R-1-2-2-3-3-4-7/821060_32817289197.html?spm=a219c.search0104.3.30.48963d2eogPCzl&amp;ws_ab_test=searchweb0_0,searchweb201602_4_10065_10068_5910015_10547_5890015_10548_5880016_10696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1K</text:p>
          </table:table-cell>
          <table:table-cell table:style-name="ce5" table:formula="of:=[.H43]/100" office:value-type="float" office:value="0.0126444444444444" calcext:value-type="float">
            <text:p><text:s/>0,01 € </text:p>
          </table:table-cell>
          <table:table-cell table:style-name="ce7" office:value-type="float" office:value="9" calcext:value-type="float">
            <text:p>9</text:p>
          </table:table-cell>
          <table:table-cell table:style-name="ce5" table:formula="of:=[.C43]*[.D43]" office:value-type="float" office:value="0.1138" calcext:value-type="float">
            <text:p><text:s/>0,11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4K7</text:p>
          </table:table-cell>
          <table:table-cell table:style-name="ce5" table:formula="of:=[.H44]/100" office:value-type="float" office:value="0.0126444444444444" calcext:value-type="float">
            <text:p><text:s/>0,01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44]*[.D44]" office:value-type="float" office:value="0.0252888888888889" calcext:value-type="float">
            <text:p><text:s/>0,03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10K</text:p>
          </table:table-cell>
          <table:table-cell table:style-name="ce5" table:formula="of:=[.H45]/100" office:value-type="float" office:value="0.0126444444444444" calcext:value-type="float">
            <text:p><text:s/>0,01 € </text:p>
          </table:table-cell>
          <table:table-cell table:style-name="ce7" office:value-type="float" office:value="4" calcext:value-type="float">
            <text:p>4</text:p>
          </table:table-cell>
          <table:table-cell table:style-name="ce5" table:formula="of:=[.C45]*[.D45]" office:value-type="float" office:value="0.0505777777777778" calcext:value-type="float">
            <text:p><text:s/>0,05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D 1206 verm</text:p>
          </table:table-cell>
          <table:table-cell table:style-name="ce5" table:formula="of:=[.H46]/100" office:value-type="float" office:value="0.00646" calcext:value-type="float">
            <text:p><text:s/>0,0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46]*[.D46]" office:value-type="float" office:value="0.00646" calcext:value-type="float">
            <text:p><text:s/>0,01 € </text:p>
          </table:table-cell>
          <table:table-cell table:style-name="ce5" table:number-columns-repeated="2"/>
          <table:table-cell table:style-name="ce5" table:formula="of:=0.52+(3.3-(0.52+0.42+0.53+0.53+0.67))/5" office:value-type="float" office:value="0.646" calcext:value-type="float">
            <text:p><text:s/>0,65 € </text:p>
          </table:table-cell>
          <table:table-cell table:style-name="ce10" office:value-type="string" calcext:value-type="string">
            <text:p><text:span text:style-name="T1"><text:a xlink:href="https://es.aliexpress.com/item/100PCS-Free-Shipping-1206-red-light-light-emitting-diode-SMD-LED-3216-Diodes-SMD-1206-led/32366957683.html" xlink:type="simple">https://es.aliexpress.com/item/100PCS-Free-Shipping-1206-red-light-light-emitting-diode-SMD-LED-3216-Diodes-SMD-1206-led/32366957683.html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D 1206 verd</text:p>
          </table:table-cell>
          <table:table-cell table:style-name="ce5" table:formula="of:=[.H47]/100" office:value-type="float" office:value="0.00546" calcext:value-type="float">
            <text:p><text:s/>0,01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47]*[.D47]" office:value-type="float" office:value="0.01638" calcext:value-type="float">
            <text:p><text:s/>0,02 € </text:p>
          </table:table-cell>
          <table:table-cell table:style-name="ce5" table:number-columns-repeated="2"/>
          <table:table-cell table:style-name="ce5" table:formula="of:=0.42+(3.3-(0.52+0.42+0.53+0.53+0.67))/5" office:value-type="float" office:value="0.546" calcext:value-type="float">
            <text:p><text:s/>0,55 € </text:p>
          </table:table-cell>
          <table:table-cell table:style-name="ce10" office:value-type="string" calcext:value-type="string">
            <text:p><text:span text:style-name="T1"><text:a xlink:href="https://es.aliexpress.com/item/100PCS-Free-Shipping-SMD-1206-Green-Led-1206-SMD-LED-Green-super-bright-1206-light-emitting/32367349756.html" xlink:type="simple">https://es.aliexpress.com/item/100PCS-Free-Shipping-SMD-1206-Green-Led-1206-SMD-LED-Green-super-bright-1206-light-emitting/32367349756.html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D 1206 blau</text:p>
          </table:table-cell>
          <table:table-cell table:style-name="ce5" table:formula="of:=[.H48]/100" office:value-type="float" office:value="0.00656" calcext:value-type="float">
            <text:p><text:s/>0,01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48]*[.D48]" office:value-type="float" office:value="0.01312" calcext:value-type="float">
            <text:p><text:s/>0,01 € </text:p>
          </table:table-cell>
          <table:table-cell table:style-name="ce5" table:number-columns-repeated="2"/>
          <table:table-cell table:style-name="ce5" table:formula="of:=0.53+(3.3-(0.52+0.42+0.53+0.53+0.67))/5" office:value-type="float" office:value="0.656" calcext:value-type="float">
            <text:p><text:s/>0,66 € </text:p>
          </table:table-cell>
          <table:table-cell table:style-name="ce10" office:value-type="string" calcext:value-type="string">
            <text:p><text:span text:style-name="T1"><text:a xlink:href="https://es.aliexpress.com/item/100PCS-Free-Shipping-1206-Blue-Led-Super-Bright-SMD-LED-diodes-3-2-1-6-0/32369344670.html" xlink:type="simple">https://es.aliexpress.com/item/100PCS-Free-Shipping-1206-Blue-Led-Super-Bright-SMD-LED-diodes-3-2-1-6-0/32369344670.html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D 1206 blanc</text:p>
          </table:table-cell>
          <table:table-cell table:style-name="ce5" table:formula="of:=[.H49]/100" office:value-type="float" office:value="0.00656" calcext:value-type="float">
            <text:p><text:s/>0,01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49]*[.D49]" office:value-type="float" office:value="0.01968" calcext:value-type="float">
            <text:p><text:s/>0,02 € </text:p>
          </table:table-cell>
          <table:table-cell table:style-name="ce5" table:number-columns-repeated="2"/>
          <table:table-cell table:style-name="ce5" table:formula="of:=0.53+(3.3-(0.52+0.42+0.53+0.53+0.67))/5" office:value-type="float" office:value="0.656" calcext:value-type="float">
            <text:p><text:s/>0,66 € </text:p>
          </table:table-cell>
          <table:table-cell table:style-name="ce10" office:value-type="string" calcext:value-type="string">
            <text:p><text:span text:style-name="T1"><text:a xlink:href="https://es.aliexpress.com/item/100PCS-SMD-1206-White-Led-Free-Shipping-1206-smd-led-cool-white-Super-Bright-LED-Diode/32368682563.html" xlink:type="simple">https://es.aliexpress.com/item/100PCS-SMD-1206-White-Led-Free-Shipping-1206-smd-led-cool-white-Super-Bright-LED-Diode/32368682563.html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D RGB 5mm</text:p>
          </table:table-cell>
          <table:table-cell table:style-name="ce5" table:formula="of:=[.G50]/20" office:value-type="float" office:value="0.0398" calcext:value-type="float">
            <text:p><text:s/>0,04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50]*[.D50]" office:value-type="float" office:value="0.0398" calcext:value-type="float">
            <text:p><text:s/>0,04 € </text:p>
          </table:table-cell>
          <table:table-cell table:style-name="ce5"/>
          <table:table-cell table:style-name="ce5" table:formula="of:=0.67+(3.3-(0.52+0.42+0.53+0.53+0.67))/5" office:value-type="float" office:value="0.796" calcext:value-type="float">
            <text:p><text:s/>0,80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item/20pcs-5mm-RGB-LED-Common-Cathode-Tri-Color-Emitting-Diodes-f5-RGB-Diffused-5mm-led-red/32666259962.html" xlink:type="simple">https://es.aliexpress.com/item/20pcs-5mm-RGB-LED-Common-Cathode-Tri-Color-Emitting-Diodes-f5-RGB-Diffused-5mm-led-red/32666259962.html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isplay 0.96"</text:p>
          </table:table-cell>
          <table:table-cell table:style-name="ce5" table:formula="of:=[.F51]/10" office:value-type="float" office:value="1.939" calcext:value-type="float">
            <text:p><text:s/>1,94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51]*[.D51]" office:value-type="float" office:value="1.939" calcext:value-type="float">
            <text:p><text:s/>1,94 € </text:p>
          </table:table-cell>
          <table:table-cell table:style-name="ce5" office:value-type="float" office:value="19.39" calcext:value-type="float">
            <text:p><text:s/>19,39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10pcs-0-96-blue-0-96-inch-OLED-module-New-128X64-OLED-LCD-LED-Display-Module/1022067_32640619833.html?spm=a219c.search0104.3.78.31402ac2tGp7Ui&amp;ws_ab_test=searchweb0_0,searchweb201602_4_10065_10068_5910015_10547_5890" xlink:type="simple">https://es.aliexpress.com/store/product/10pcs-0-96-blue-0-96-inch-OLED-module-New-128X64-OLED-LCD-LED-Display-Module/1022067_32640619833.html?spm=a219c.search0104.3.78.31402ac2tGp7Ui&amp;ws_ab_test=searchweb0_0,searchweb201602_4_10065_10068_5910015_10547_5890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xpansor pins mcp23017</text:p>
          </table:table-cell>
          <table:table-cell table:style-name="ce5" table:formula="of:=[.F52]/10" office:value-type="float" office:value="0.928" calcext:value-type="float">
            <text:p><text:s/>0,93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52]*[.D52]" office:value-type="float" office:value="0.928" calcext:value-type="float">
            <text:p><text:s/>0,93 € </text:p>
          </table:table-cell>
          <table:table-cell table:style-name="ce5" office:value-type="float" office:value="9.28" calcext:value-type="float">
            <text:p><text:s/>9,28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MCP23017-Serial-Interface-Module-IIC-I2C-SPI-MCP23S17-Bidirectional-16-Bit-I-O-Expander-Pins-10Mhz/1185416_32830799627.html?spm=a219c.search0104.3.8.70a31ef9O1eBoC&amp;ws_ab_test=searchweb0_0,searchweb201602_4_10065_100" xlink:type="simple">https://es.aliexpress.com/store/product/MCP23017-Serial-Interface-Module-IIC-I2C-SPI-MCP23S17-Bidirectional-16-Bit-I-O-Expander-Pins-10Mhz/1185416_32830799627.html?spm=a219c.search0104.3.8.70a31ef9O1eBoC&amp;ws_ab_test=searchweb0_0,searchweb201602_4_10065_100</text:a></text:span>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/>
          <table:table-cell table:style-name="ce7"/>
          <table:table-cell table:style-name="ce5" table:number-columns-repeated="4"/>
          <table:table-cell table:style-name="ce10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Preu ud</text:p>
          </table:table-cell>
          <table:table-cell table:style-name="ce3" office:value-type="string" calcext:value-type="string">
            <text:p>Quant</text:p>
          </table:table-cell>
          <table:table-cell table:style-name="ce9" office:value-type="string" calcext:value-type="string">
            <text:p>COST</text:p>
          </table:table-cell>
          <table:table-cell table:style-name="ce3" office:value-type="string" calcext:value-type="string">
            <text:p>Preu x10</text:p>
          </table:table-cell>
          <table:table-cell table:style-name="ce3" office:value-type="string" calcext:value-type="string">
            <text:p>Preu x20</text:p>
          </table:table-cell>
          <table:table-cell table:style-name="ce3" office:value-type="string" calcext:value-type="string">
            <text:p>Preu x100</text:p>
          </table:table-cell>
          <table:table-cell table:style-name="ce3" office:value-type="string" calcext:value-type="string">
            <text:p>Link</text:p>
          </table:table-cell>
          <table:table-cell table:style-name="ce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SUMA</text:p>
          </table:table-cell>
          <table:table-cell table:style-name="ce4" table:formula="of:=SUM([.C56:.C76])" office:value-type="float" office:value="56.1175" calcext:value-type="float">
            <text:p><text:s/>56,12 € </text:p>
          </table:table-cell>
          <table:table-cell table:style-name="ce6" table:formula="of:=SUM([.D56:.D76])" office:value-type="float" office:value="12" calcext:value-type="float">
            <text:p>12</text:p>
          </table:table-cell>
          <table:table-cell table:style-name="ce4" table:formula="of:=SUM([.E56:.E76])" office:value-type="float" office:value="93.355" calcext:value-type="float">
            <text:p><text:s/>93,36 € </text:p>
          </table:table-cell>
          <table:table-cell table:style-name="ce4" table:formula="of:=SUM([.F56:.F76])" office:value-type="float" office:value="0" calcext:value-type="float">
            <text:p><text:s/>- <text:s text:c="2"/>€ </text:p>
          </table:table-cell>
          <table:table-cell table:style-name="ce4" table:formula="of:=SUM([.G56:.G76])" office:value-type="float" office:value="264.75" calcext:value-type="float">
            <text:p><text:s/>264,75 € </text:p>
          </table:table-cell>
          <table:table-cell table:style-name="ce4" table:formula="of:=SUM([.H56:.H76])" office:value-type="float" office:value="0" calcext:value-type="float">
            <text:p><text:s/>- <text:s text:c="2"/>€ 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odes minisumo 33x20</text:p>
          </table:table-cell>
          <table:table-cell table:style-name="ce5" office:value-type="float" office:value="13" calcext:value-type="float">
            <text:p><text:s/>13,00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56]*[.D56]" office:value-type="float" office:value="13" calcext:value-type="float">
            <text:p><text:s/>13,00 € </text:p>
          </table:table-cell>
          <table:table-cell table:style-name="ce5" table:number-columns-repeated="3"/>
          <table:table-cell table:style-name="ce10" office:value-type="string" calcext:value-type="string">
            <text:p><text:span text:style-name="T1"><text:a xlink:href="http://www.jsumo.com/slt20p-steel-silicone-wheel-set-33mm-x-20mm-pair" xlink:type="simple">http://www.jsumo.com/slt20p-steel-silicone-wheel-set-33mm-x-20mm-pair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nsor línia</text:p>
          </table:table-cell>
          <table:table-cell table:style-name="ce5" office:value-type="float" office:value="2" calcext:value-type="float">
            <text:p><text:s/>2,00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57]*[.D57]" office:value-type="float" office:value="6" calcext:value-type="float">
            <text:p><text:s/>6,00 € </text:p>
          </table:table-cell>
          <table:table-cell table:style-name="ce5" table:number-columns-repeated="3"/>
          <table:table-cell table:style-name="ce10" office:value-type="string" calcext:value-type="string">
            <text:p><text:span text:style-name="T1"><text:a xlink:href="http://www.jsumo.com/micro-line-sensor-ml1" xlink:type="simple">http://www.jsumo.com/micro-line-sensor-ml1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nsor distància</text:p>
          </table:table-cell>
          <table:table-cell table:style-name="ce5" office:value-type="float" office:value="10" calcext:value-type="float">
            <text:p><text:s/>10,00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58]*[.D58]" office:value-type="float" office:value="30" calcext:value-type="float">
            <text:p><text:s/>30,00 € </text:p>
          </table:table-cell>
          <table:table-cell table:style-name="ce5" table:number-columns-repeated="3"/>
          <table:table-cell table:style-name="ce10" office:value-type="string" calcext:value-type="string">
            <text:p><text:span text:style-name="T1"><text:a xlink:href="http://www.jsumo.com/js40f-digital-distance-sensor-min-40-cm-range" xlink:type="simple">http://www.jsumo.com/js40f-digital-distance-sensor-min-40-cm-rang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art module</text:p>
          </table:table-cell>
          <table:table-cell table:style-name="ce5" office:value-type="float" office:value="5.5" calcext:value-type="float">
            <text:p><text:s/>5,50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59]*[.D59]" office:value-type="float" office:value="5.5" calcext:value-type="float">
            <text:p><text:s/>5,50 € </text:p>
          </table:table-cell>
          <table:table-cell table:style-name="ce5" table:number-columns-repeated="3"/>
          <table:table-cell table:style-name="ce10" office:value-type="string" calcext:value-type="string">
            <text:p><text:span text:style-name="T1"><text:a xlink:href="http://www.jsumo.com/microstart-sumo-minisumo-robot-start-module" xlink:type="simple">http://www.jsumo.com/microstart-sumo-minisumo-robot-start-modul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ateria 2S 850mAh</text:p>
          </table:table-cell>
          <table:table-cell table:style-name="ce5" office:value-type="float" office:value="5.77" calcext:value-type="float">
            <text:p><text:s/>5,77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60]*[.D60]" office:value-type="float" office:value="5.77" calcext:value-type="float">
            <text:p><text:s/>5,77 € </text:p>
          </table:table-cell>
          <table:table-cell table:style-name="ce5" table:number-columns-repeated="3"/>
          <table:table-cell table:style-name="ce10" office:value-type="string" calcext:value-type="string">
            <text:p><text:span text:style-name="T1"><text:a xlink:href="https://hobbyking.com/es_es/turnigy-nano-tech-850mah-2s-25-40c-lipo-pack.html" xlink:type="simple">https://hobbyking.com/es_es/turnigy-nano-tech-850mah-2s-25-40c-lipo-pack.html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arregador bateries</text:p>
          </table:table-cell>
          <table:table-cell table:style-name="ce5" office:value-type="float" office:value="6.61" calcext:value-type="float">
            <text:p><text:s/>6,6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61]*[.D61]" office:value-type="float" office:value="6.61" calcext:value-type="float">
            <text:p><text:s/>6,61 € </text:p>
          </table:table-cell>
          <table:table-cell table:style-name="ce5" table:number-columns-repeated="3"/>
          <table:table-cell table:style-name="ce10" office:value-type="string" calcext:value-type="string">
            <text:p><text:span text:style-name="T1"><text:a xlink:href="https://hobbyking.com/es_es/hobbykingr-b3ac-compact-charger-eu-plug.html" xlink:type="simple">https://hobbyking.com/es_es/hobbykingr-b3ac-compact-charger-eu-plug.html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otors Pololu 1:50</text:p>
          </table:table-cell>
          <table:table-cell table:style-name="ce5" table:formula="of:=[.G62]/20" office:value-type="float" office:value="13.2375" calcext:value-type="float">
            <text:p><text:s/>13,24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62]*[.D62]" office:value-type="float" office:value="26.475" calcext:value-type="float">
            <text:p><text:s/>26,48 € </text:p>
          </table:table-cell>
          <table:table-cell table:style-name="ce5"/>
          <table:table-cell table:style-name="ce5" office:value-type="float" office:value="264.75" calcext:value-type="float">
            <text:p><text:s/>264,75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www.pololu.com/product/2213" xlink:type="simple">https://www.pololu.com/product/2213</text:a></text:span></text:p>
          </table:table-cell>
          <table:table-cell table:number-columns-repeated="1015"/>
        </table:table-row>
        <table:table-row table:style-name="ro2" table:number-rows-repeated="7">
          <table:table-cell table:number-columns-repeated="2"/>
          <table:table-cell table:style-name="ce5"/>
          <table:table-cell table:style-name="ce7"/>
          <table:table-cell table:style-name="ce5" table:number-columns-repeated="4"/>
          <table:table-cell table:style-name="ce10"/>
          <table:table-cell table:number-columns-repeated="1015"/>
        </table:table-row>
        <table:table-row table:style-name="ro2" table:number-rows-repeated="11">
          <table:table-cell table:number-columns-repeated="2"/>
          <table:table-cell table:style-name="ce5"/>
          <table:table-cell table:style-name="ce7"/>
          <table:table-cell table:style-name="ce5"/>
          <table:table-cell table:number-columns-repeated="2"/>
          <table:table-cell table:style-name="ce5"/>
          <table:table-cell table:style-name="ce10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rat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 calcext:value-type="string">
            <text:p>Total Robot</text:p>
          </table:table-cell>
          <table:table-cell table:style-name="ce1" table:number-columns-repeated="2"/>
          <table:table-cell table:style-name="ce8" table:formula="of:=[.E4]+[.E31]+[.E55]" office:value-type="float" office:value="43.2821622222222" calcext:value-type="float">
            <text:p><text:s/>43,28 € </text:p>
          </table:table-cell>
          <table:table-cell table:style-name="ce1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Preu ud</text:p>
          </table:table-cell>
          <table:table-cell table:style-name="ce3" office:value-type="string" calcext:value-type="string">
            <text:p>Quant</text:p>
          </table:table-cell>
          <table:table-cell table:style-name="ce9" office:value-type="string" calcext:value-type="string">
            <text:p>COST</text:p>
          </table:table-cell>
          <table:table-cell table:style-name="ce3" office:value-type="string" calcext:value-type="string">
            <text:p>Preu x10</text:p>
          </table:table-cell>
          <table:table-cell table:style-name="ce3" office:value-type="string" calcext:value-type="string">
            <text:p>Preu x20</text:p>
          </table:table-cell>
          <table:table-cell table:style-name="ce3" office:value-type="string" calcext:value-type="string">
            <text:p>Preu x100</text:p>
          </table:table-cell>
          <table:table-cell table:style-name="ce3" office:value-type="string" calcext:value-type="string">
            <text:p>Link</text:p>
          </table:table-cell>
          <table:table-cell table:style-name="ce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SUMA</text:p>
          </table:table-cell>
          <table:table-cell table:style-name="ce4" table:formula="of:=SUM([.C5:.C28])" office:value-type="float" office:value="6.86701111111111" calcext:value-type="float">
            <text:p><text:s/>6,87 € </text:p>
          </table:table-cell>
          <table:table-cell table:style-name="ce6" table:formula="of:=SUM([.D5:.D28])" office:value-type="float" office:value="33" calcext:value-type="float">
            <text:p>33</text:p>
          </table:table-cell>
          <table:table-cell table:style-name="ce4" table:formula="of:=SUM([.E5:.E28])" office:value-type="float" office:value="7.37568888888889" calcext:value-type="float">
            <text:p><text:s/>7,38 € </text:p>
          </table:table-cell>
          <table:table-cell table:style-name="ce4" table:formula="of:=SUM([.F5:.F28])" office:value-type="float" office:value="57.75" calcext:value-type="float">
            <text:p><text:s/>57,75 € </text:p>
          </table:table-cell>
          <table:table-cell table:style-name="ce4" table:formula="of:=SUM([.G5:.G28])" office:value-type="float" office:value="10.41" calcext:value-type="float">
            <text:p><text:s/>10,41 € </text:p>
          </table:table-cell>
          <table:table-cell table:style-name="ce4" table:formula="of:=SUM([.H5:.H28])" office:value-type="float" office:value="19.4511111111111" calcext:value-type="float">
            <text:p><text:s/>19,45 € 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CB minisumo</text:p>
          </table:table-cell>
          <table:table-cell table:style-name="ce5" table:formula="of:=[.F5]/10" office:value-type="float" office:value="0.894" calcext:value-type="float">
            <text:p><text:s/>0,89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5]*[.D5]" office:value-type="float" office:value="0.894" calcext:value-type="float">
            <text:p><text:s/>0,89 € </text:p>
          </table:table-cell>
          <table:table-cell table:style-name="ce5" office:value-type="float" office:value="8.94" calcext:value-type="float">
            <text:p><text:s/>8,94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jlcpcb.com/quote" xlink:type="simple">https://jlcpcb.com/quote</text:a></text:span></text:p>
          </table:table-cell>
          <table:table-cell table:style-name="ce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Arduino nano + cable</text:p>
          </table:table-cell>
          <table:table-cell table:style-name="ce5" office:value-type="float" office:value="2.99" calcext:value-type="float">
            <text:p><text:s/>2,99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6]*[.D6]" office:value-type="float" office:value="2.99" calcext:value-type="float">
            <text:p><text:s/>2,99 € </text:p>
          </table:table-cell>
          <table:table-cell table:style-name="ce5" office:value-type="float" office:value="26.13" calcext:value-type="float">
            <text:p><text:s/>26,13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Nano-3-0-Mini-controlador-USB-ATmega328-5-V-16-m-tarjeta-del-controlador-Micro-Nano/1326062_32843606477.html?spm=a219c.search0104.3.3.384172f2tKvouV&amp;ws_ab_test=searchweb0_0%2Csearchweb201602_4_10065_10068_10547_1005" xlink:type="simple">https://es.aliexpress.com/store/product/Nano-3-0-Mini-controlador-USB-ATmega328-5-V-16-m-tarjeta-del-controlador-Micro-Nano/1326062_32843606477.html?spm=a219c.search0104.3.3.384172f2tKvouV&amp;ws_ab_test=searchweb0_0%2Csearchweb201602_4_10065_10068_10547_1005</text:a></text:span></text:p>
          </table:table-cell>
          <table:table-cell table:style-name="ce10" office:value-type="string" calcext:value-type="string">
            <text:p><text:span text:style-name="T1"><text:a xlink:href="https://es.aliexpress.com/store/product/Wholesale-5pcs-lot-Funduino-Nano-3-0-controller-compatible-with-arduino-nano-Free-Shipping/535576_1307092605.html?spm=a219c.search0104.3.73.384172f2tKvouV&amp;ws_ab_test=searchweb0_0,searchweb201602_4_10065_10068_10547_" xlink:type="simple">https://es.aliexpress.com/store/product/Wholesale-5pcs-lot-Funduino-Nano-3-0-controller-compatible-with-arduino-nano-Free-Shipping/535576_1307092605.html?spm=a219c.search0104.3.73.384172f2tKvouV&amp;ws_ab_test=searchweb0_0,searchweb201602_4_10065_10068_10547_</text:a></text:span>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iver TB6612FNG</text:p>
          </table:table-cell>
          <table:table-cell table:style-name="ce5" table:formula="of:=[.F7]/10" office:value-type="float" office:value="1.306" calcext:value-type="float">
            <text:p><text:s/>1,3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7]*[.D7]" office:value-type="float" office:value="1.306" calcext:value-type="float">
            <text:p><text:s/>1,31 € </text:p>
          </table:table-cell>
          <table:table-cell table:style-name="ce5" office:value-type="float" office:value="13.06" calcext:value-type="float">
            <text:p><text:s/>13,06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item/Dual-Motor-Driver-TB6612FNG-for-Arduino-Microcontroller-Better-than-L298N-Supporting-self-balanced-car-3PI/32287779353.html?spm=a2g0s.8937460.0.0.5a602e0eA0W0ei" xlink:type="simple">https://es.aliexpress.com/item/Dual-Motor-Driver-TB6612FNG-for-Arduino-Microcontroller-Better-than-L298N-Supporting-self-balanced-car-3PI/32287779353.html?spm=a2g0s.8937460.0.0.5a602e0eA0W0ei</text:a></text:span></text:p>
          </table:table-cell>
          <table:table-cell table:style-name="ce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ins femella 40p</text:p>
          </table:table-cell>
          <table:table-cell table:style-name="ce5" table:formula="of:=[.G8]/20" office:value-type="float" office:value="0.216" calcext:value-type="float">
            <text:p><text:s/>0,22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8]*[.D8]" office:value-type="float" office:value="0.432" calcext:value-type="float">
            <text:p><text:s/>0,43 € </text:p>
          </table:table-cell>
          <table:table-cell table:style-name="ce5"/>
          <table:table-cell table:style-name="ce5" office:value-type="float" office:value="4.32" calcext:value-type="float">
            <text:p><text:s/>4,32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2-54mm-sola-fila-femenino-2-40-p-PCB-Board-socket-Pin-Header-conector-de-Gaza/323553_32869391616.html?spm=a219c.search0104.3.8.cee52f381y2jOZ&amp;ws_ab_test=searchweb0_0%2Csearchweb201602_4_10065_10068_10547_10059_10548" xlink:type="simple">https://es.aliexpress.com/store/product/2-54mm-sola-fila-femenino-2-40-p-PCB-Board-socket-Pin-Header-conector-de-Gaza/323553_32869391616.html?spm=a219c.search0104.3.8.cee52f381y2jOZ&amp;ws_ab_test=searchweb0_0%2Csearchweb201602_4_10065_10068_10547_10059_10548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negre</text:p>
          </table:table-cell>
          <table:table-cell table:style-name="ce5" table:formula="of:=[.F9]/10" office:value-type="float" office:value="0.177" calcext:value-type="float">
            <text:p><text:s/>0,18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9]*[.D9]" office:value-type="float" office:value="0.177" calcext:value-type="float">
            <text:p><text:s/>0,18 € </text:p>
          </table:table-cell>
          <table:table-cell table:style-name="ce5" office:value-type="float" office:value="1.77" calcext:value-type="float">
            <text:p><text:s/>1,77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verm</text:p>
          </table:table-cell>
          <table:table-cell table:style-name="ce5" table:formula="of:=[.F10]/10" office:value-type="float" office:value="0.205" calcext:value-type="float">
            <text:p><text:s/>0,2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0]*[.D10]" office:value-type="float" office:value="0.205" calcext:value-type="float">
            <text:p><text:s/>0,21 € </text:p>
          </table:table-cell>
          <table:table-cell table:style-name="ce5" office:value-type="float" office:value="2.05" calcext:value-type="float">
            <text:p><text:s/>2,05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blanc</text:p>
          </table:table-cell>
          <table:table-cell table:style-name="ce5" table:formula="of:=[.F11]/10" office:value-type="float" office:value="0.205" calcext:value-type="float">
            <text:p><text:s/>0,2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1]*[.D11]" office:value-type="float" office:value="0.205" calcext:value-type="float">
            <text:p><text:s/>0,21 € </text:p>
          </table:table-cell>
          <table:table-cell table:style-name="ce5" office:value-type="float" office:value="2.05" calcext:value-type="float">
            <text:p><text:s/>2,05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terruptor 7x7mm</text:p>
          </table:table-cell>
          <table:table-cell table:style-name="ce5" table:formula="of:=[.G12]/20" office:value-type="float" office:value="0.091" calcext:value-type="float">
            <text:p><text:s/>0,09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2]*[.D12]" office:value-type="float" office:value="0.091" calcext:value-type="float">
            <text:p><text:s/>0,09 € </text:p>
          </table:table-cell>
          <table:table-cell table:style-name="ce5"/>
          <table:table-cell table:style-name="ce5" table:formula="of:=0.95+(5.44-(2.75+0.95))/2" office:value-type="float" office:value="1.82" calcext:value-type="float">
            <text:p><text:s/>1,82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20PCS-7X7mm-6P-Push-Button-Switch-7-7MM-6Pin-Tactile-Power-Micro-Switch-Self-lock-Latching/1390139_32809348405.html?spm=a219c.12010612.8148356.2.1f446d2cjY2wHB" xlink:type="simple">https://es.aliexpress.com/store/product/20PCS-7X7mm-6P-Push-Button-Switch-7-7MM-6Pin-Tactile-Power-Micro-Switch-Self-lock-Latching/1390139_32809348405.html?spm=a219c.12010612.8148356.2.1f446d2cjY2wHB</text:a></text:span></text:p>
          </table:table-cell>
          <table:table-cell table:style-name="ce10" office:value-type="string" calcext:value-type="string">
            <text:p><text:span text:style-name="T1"><text:a xlink:href="https://es.aliexpress.com/store/product/100PCS-7X7mm-6P-Push-Button-Switch-7-7mm-Tactile-Power-Micro-Non-Locking-Latching-Toys-Flashlight/1390139_32717121474.html?spm=a219c.12010612.8148356.43.2e124b1fyr6UPg" xlink:type="simple">https://es.aliexpress.com/store/product/100PCS-7X7mm-6P-Push-Button-Switch-7-7mm-Tactile-Power-Micro-Non-Locking-Latching-Toys-Flashlight/1390139_32717121474.html?spm=a219c.12010612.8148356.43.2e124b1fyr6UPg</text:a></text:span>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erminal 3.5mm</text:p>
          </table:table-cell>
          <table:table-cell table:style-name="ce5" table:formula="of:=[.G13]/20" office:value-type="float" office:value="0.118" calcext:value-type="float">
            <text:p><text:s/>0,12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13]*[.D13]" office:value-type="float" office:value="0.236" calcext:value-type="float">
            <text:p><text:s/>0,24 € </text:p>
          </table:table-cell>
          <table:table-cell table:style-name="ce5"/>
          <table:table-cell table:style-name="ce5" office:value-type="float" office:value="2.36" calcext:value-type="float">
            <text:p><text:s/>2,36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item/20PCS-LOT-KF301-2P-3P-KF350-2P-3P-KF128-Screw-2Pin-3Pin-5-0mm-Straight-Pin/32889705942.html" xlink:type="simple">https://es.aliexpress.com/item/20PCS-LOT-KF301-2P-3P-KF350-2P-3P-KF128-Screw-2Pin-3Pin-5-0mm-Straight-Pin/32889705942.html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olsador 3x6x4.3mm</text:p>
          </table:table-cell>
          <table:table-cell table:style-name="ce5" table:formula="of:=[.H14]/100" office:value-type="float" office:value="0.0247" calcext:value-type="float">
            <text:p><text:s/>0,02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4]*[.D14]" office:value-type="float" office:value="0.0247" calcext:value-type="float">
            <text:p><text:s/>0,02 € </text:p>
          </table:table-cell>
          <table:table-cell table:style-name="ce5" table:number-columns-repeated="2"/>
          <table:table-cell table:style-name="ce5" office:value-type="float" office:value="2.47" calcext:value-type="float">
            <text:p><text:s/>2,47 € </text:p>
          </table:table-cell>
          <table:table-cell table:style-name="ce10" office:value-type="string" calcext:value-type="string">
            <text:p><text:span text:style-name="T1"><text:a xlink:href="https://es.aliexpress.com/item/100pcs-lot-SMD-Tact-Switch-Tactile-Switches-connectors-Push-button-3-6-4-3mm/32310218338.html" xlink:type="simple">https://es.aliexpress.com/item/100pcs-lot-SMD-Tact-Switch-Tactile-Switches-connectors-Push-button-3-6-4-3mm/32310218338.html</text:a></text:span></text:p>
          </table:table-cell>
          <table:table-cell table:style-name="ce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egulador 7805</text:p>
          </table:table-cell>
          <table:table-cell table:style-name="ce5" table:formula="of:=[.F15]/10" office:value-type="float" office:value="0.173" calcext:value-type="float">
            <text:p><text:s/>0,17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5]*[.D15]" office:value-type="float" office:value="0.173" calcext:value-type="float">
            <text:p><text:s/>0,17 € </text:p>
          </table:table-cell>
          <table:table-cell table:style-name="ce5" office:value-type="float" office:value="1.73" calcext:value-type="float">
            <text:p><text:s/>1,73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Free-Shipping-50PCS-IC-L7805CV-L7805-7805-Voltage-Regulator-5V-1-5A-TO-220/604366_1936084347.html?spm=a219c.search0104.3.23.77f6648d7jEANF&amp;ws_ab_test=searchweb0_0,searchweb201602_4_10065_10068_5910015_10547_5890015_" xlink:type="simple">https://es.aliexpress.com/store/product/Free-Shipping-50PCS-IC-L7805CV-L7805-7805-Voltage-Regulator-5V-1-5A-TO-220/604366_1936084347.html?spm=a219c.search0104.3.23.77f6648d7jEANF&amp;ws_ab_test=searchweb0_0,searchweb201602_4_10065_10068_5910015_10547_589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ansistor NPN S8050</text:p>
          </table:table-cell>
          <table:table-cell table:style-name="ce5" table:formula="of:=[.H16]/100" office:value-type="float" office:value="0.0143" calcext:value-type="float">
            <text:p><text:s/>0,01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16]*[.D16]" office:value-type="float" office:value="0.0429" calcext:value-type="float">
            <text:p><text:s/>0,04 € </text:p>
          </table:table-cell>
          <table:table-cell table:style-name="ce5" table:number-columns-repeated="2"/>
          <table:table-cell table:style-name="ce5" table:formula="of:=0.79+(2.77-(0.79+0.7))/2" office:value-type="float" office:value="1.43" calcext:value-type="float">
            <text:p><text:s/>1,43 € </text:p>
          </table:table-cell>
          <table:table-cell table:style-name="ce10" office:value-type="string" calcext:value-type="string">
            <text:p><text:span text:style-name="T1"><text:a xlink:href="https://es.aliexpress.com/store/product/100pcs-Transistor-S8050-D331-NPN-TO92-Package-new/511081_32429477379.html?spm=a219c.search0104.3.8.77776771SxtHlD&amp;ws_ab_test=searchweb0_0,searchweb201602_4_10065_10068_5910015_10547_5890015_10548_10696_10084_5724015" xlink:type="simple">https://es.aliexpress.com/store/product/100pcs-Transistor-S8050-D331-NPN-TO92-Package-new/511081_32429477379.html?spm=a219c.search0104.3.8.77776771SxtHlD&amp;ws_ab_test=searchweb0_0,searchweb201602_4_10065_10068_5910015_10547_5890015_10548_10696_10084_5724015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iode 1N4148</text:p>
          </table:table-cell>
          <table:table-cell table:style-name="ce5" table:formula="of:=[.H17]/100" office:value-type="float" office:value="0.0134" calcext:value-type="float">
            <text:p><text:s/>0,0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7]*[.D17]" office:value-type="float" office:value="0.0134" calcext:value-type="float">
            <text:p><text:s/>0,01 € </text:p>
          </table:table-cell>
          <table:table-cell table:number-columns-repeated="2"/>
          <table:table-cell table:style-name="ce5" table:formula="of:=0.7+(2.77-(0.79+0.7))/2" office:value-type="float" office:value="1.34" calcext:value-type="float">
            <text:p><text:s/>1,34 € </text:p>
          </table:table-cell>
          <table:table-cell table:style-name="ce10" office:value-type="string" calcext:value-type="string">
            <text:p><text:span text:style-name="T1"><text:a xlink:href="https://es.aliexpress.com/store/product/Free-shipping-100PCS-SMD-1N4148-LL4148-4148-LL34-switching-diode/511081_793795951.html?spm=a219c.search0104.3.16.2fe8150eA9VuzT&amp;ws_ab_test=searchweb0_0,searchweb201602_4_10065_10068_5910015_10547_5890015_10548_58800" xlink:type="simple">https://es.aliexpress.com/store/product/Free-shipping-100PCS-SMD-1N4148-LL4148-4148-LL34-switching-diode/511081_793795951.html?spm=a219c.search0104.3.16.2fe8150eA9VuzT&amp;ws_ab_test=searchweb0_0,searchweb201602_4_10065_10068_5910015_10547_5890015_10548_58800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uzzer 12mm 5V</text:p>
          </table:table-cell>
          <table:table-cell table:style-name="ce5" table:formula="of:=[.F18]/10" office:value-type="float" office:value="0.202" calcext:value-type="float">
            <text:p><text:s/>0,20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8]*[.D18]" office:value-type="float" office:value="0.202" calcext:value-type="float">
            <text:p><text:s/>0,20 € </text:p>
          </table:table-cell>
          <table:table-cell table:style-name="ce5" office:value-type="float" office:value="2.02" calcext:value-type="float">
            <text:p><text:s/>2,02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10-piezas-5-V-activa-zumbador-tono-continuo-magn-tico-alarma-del-12mm-MINI-Active-Piezo/1266255_32914327679.html?spm=a219c.search0104.3.9.6dce28a7XbGFrt&amp;ws_ab_test=searchweb0_0%2Csearchweb201602_4_10065_10068_591001" xlink:type="simple">https://es.aliexpress.com/store/product/10-piezas-5-V-activa-zumbador-tono-continuo-magn-tico-alarma-del-12mm-MINI-Active-Piezo/1266255_32914327679.html?spm=a219c.search0104.3.9.6dce28a7XbGFrt&amp;ws_ab_test=searchweb0_0%2Csearchweb201602_4_10065_10068_591001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densador 100nF</text:p>
          </table:table-cell>
          <table:table-cell table:style-name="ce5" table:formula="of:=[.H19]/100" office:value-type="float" office:value="0.0253" calcext:value-type="float">
            <text:p><text:s/>0,03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9]*[.D19]" office:value-type="float" office:value="0.0253" calcext:value-type="float">
            <text:p><text:s/>0,03 € </text:p>
          </table:table-cell>
          <table:table-cell table:style-name="ce5" table:number-columns-repeated="2"/>
          <table:table-cell table:style-name="ce5" office:value-type="float" office:value="2.53" calcext:value-type="float">
            <text:p><text:s/>2,53 € </text:p>
          </table:table-cell>
          <table:table-cell table:style-name="ce10" office:value-type="string" calcext:value-type="string">
            <text:p><text:span text:style-name="T1"><text:a xlink:href="https://es.aliexpress.com/store/product/100-piezas-100NF-X7R-Error-10-50-V-0-1-UF-104-1206-smd-del-env/2885226_32905749589.html?spm=a219c.search0104.3.22.51b33110x2DRCa&amp;ws_ab_test=searchweb0_0%2Csearchweb201602_4_10065_10068_5910015_10547_5890015_10548_58" xlink:type="simple">https://es.aliexpress.com/store/product/100-piezas-100NF-X7R-Error-10-50-V-0-1-UF-104-1206-smd-del-env/2885226_32905749589.html?spm=a219c.search0104.3.22.51b33110x2DRCa&amp;ws_ab_test=searchweb0_0%2Csearchweb201602_4_10065_10068_5910015_10547_5890015_10548_58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densador 330nF</text:p>
          </table:table-cell>
          <table:table-cell table:style-name="ce5" table:formula="of:=[.H20]/100" office:value-type="float" office:value="0.0283" calcext:value-type="float">
            <text:p><text:s/>0,03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20]*[.D20]" office:value-type="float" office:value="0.0283" calcext:value-type="float">
            <text:p><text:s/>0,03 € </text:p>
          </table:table-cell>
          <table:table-cell table:style-name="ce5" table:number-columns-repeated="2"/>
          <table:table-cell table:style-name="ce5" office:value-type="float" office:value="2.83" calcext:value-type="float">
            <text:p><text:s/>2,83 € </text:p>
          </table:table-cell>
          <table:table-cell table:style-name="ce10" office:value-type="string" calcext:value-type="string">
            <text:p><text:span text:style-name="T1"><text:a xlink:href="https://es.aliexpress.com/store/product/100-piezas-1206-condensador-330NF-470NF-1-UF-2-2-UF-4-7-UF-50-V/1711463_32879068458.html?spm=a219c.search0104.3.2.703515ea5O75W7&amp;ws_ab_test=searchweb0_0%2Csearchweb201602_4_10065_10068_5910015_10547_5890015_10548_58" xlink:type="simple">https://es.aliexpress.com/store/product/100-piezas-1206-condensador-330NF-470NF-1-UF-2-2-UF-4-7-UF-50-V/1711463_32879068458.html?spm=a219c.search0104.3.2.703515ea5O75W7&amp;ws_ab_test=searchweb0_0%2Csearchweb201602_4_10065_10068_5910015_10547_5890015_10548_58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densador 16V1mF</text:p>
          </table:table-cell>
          <table:table-cell table:style-name="ce5" table:formula="of:=[.G21]/20" office:value-type="float" office:value="0.0955" calcext:value-type="float">
            <text:p><text:s/>0,10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21]*[.D21]" office:value-type="float" office:value="0.191" calcext:value-type="float">
            <text:p><text:s/>0,19 € </text:p>
          </table:table-cell>
          <table:table-cell table:style-name="ce5"/>
          <table:table-cell table:style-name="ce5" office:value-type="float" office:value="1.91" calcext:value-type="float">
            <text:p><text:s/>1,91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10v-1000UF-8-9aluminum-electrolytic-capacitor-1000uf-10v/826019_32814611460.html?spm=a219c.search0104.3.79.6a0b2971fS0eEi&amp;ws_ab_test=searchweb0_0,searchweb201602_4_10065_10068_5910015_10547_5890015_10548_5880016_106" xlink:type="simple">https://es.aliexpress.com/store/product/10v-1000UF-8-9aluminum-electrolytic-capacitor-1000uf-10v/826019_32814611460.html?spm=a219c.search0104.3.79.6a0b2971fS0eEi&amp;ws_ab_test=searchweb0_0,searchweb201602_4_10065_10068_5910015_10547_5890015_10548_5880016_106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22</text:p>
          </table:table-cell>
          <table:table-cell table:style-name="ce5" table:formula="of:=[.H22]/100" office:value-type="float" office:value="0.0126444444444444" calcext:value-type="float">
            <text:p><text:s/>0,0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22]*[.D22]" office:value-type="float" office:value="0.0126444444444444" calcext:value-type="float">
            <text:p><text:s/>0,01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 xlink:type="simple">https://es.aliexpress.com/store/product/500Pcs-2012-Chip-resistor-1-4w-0805-5-0R-1-2-2-3-3-4-7/821060_32817289197.html?spm=a219c.search0104.3.30.48963d2eogPCzl&amp;ws_ab_test=searchweb0_0,searchweb201602_4_10065_10068_5910015_10547_5890015_10548_5880016_10696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220</text:p>
          </table:table-cell>
          <table:table-cell table:style-name="ce5" table:formula="of:=[.H23]/100" office:value-type="float" office:value="0.0126444444444444" calcext:value-type="float">
            <text:p><text:s/>0,01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23]*[.D23]" office:value-type="float" office:value="0.0379333333333333" calcext:value-type="float">
            <text:p><text:s/>0,04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 xlink:type="simple">https://es.aliexpress.com/store/product/500Pcs-2012-Chip-resistor-1-4w-0805-5-0R-1-2-2-3-3-4-7/821060_32817289197.html?spm=a219c.search0104.3.30.48963d2eogPCzl&amp;ws_ab_test=searchweb0_0,searchweb201602_4_10065_10068_5910015_10547_5890015_10548_5880016_10696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1K</text:p>
          </table:table-cell>
          <table:table-cell table:style-name="ce5" table:formula="of:=[.H24]/100" office:value-type="float" office:value="0.0126444444444444" calcext:value-type="float">
            <text:p><text:s/>0,0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24]*[.D24]" office:value-type="float" office:value="0.0126444444444444" calcext:value-type="float">
            <text:p><text:s/>0,01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2K</text:p>
          </table:table-cell>
          <table:table-cell table:style-name="ce5" table:formula="of:=[.H25]/100" office:value-type="float" office:value="0.0126444444444444" calcext:value-type="float">
            <text:p><text:s/>0,0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25]*[.D25]" office:value-type="float" office:value="0.0126444444444444" calcext:value-type="float">
            <text:p><text:s/>0,01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4K7</text:p>
          </table:table-cell>
          <table:table-cell table:style-name="ce5" table:formula="of:=[.H26]/100" office:value-type="float" office:value="0.0126444444444444" calcext:value-type="float">
            <text:p><text:s/>0,01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26]*[.D26]" office:value-type="float" office:value="0.0252888888888889" calcext:value-type="float">
            <text:p><text:s/>0,03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6K8</text:p>
          </table:table-cell>
          <table:table-cell table:style-name="ce5" table:formula="of:=[.H27]/100" office:value-type="float" office:value="0.0126444444444444" calcext:value-type="float">
            <text:p><text:s/>0,0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27]*[.D27]" office:value-type="float" office:value="0.0126444444444444" calcext:value-type="float">
            <text:p><text:s/>0,01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10K</text:p>
          </table:table-cell>
          <table:table-cell table:style-name="ce5" table:formula="of:=[.H28]/100" office:value-type="float" office:value="0.0126444444444444" calcext:value-type="float">
            <text:p><text:s/>0,01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28]*[.D28]" office:value-type="float" office:value="0.0252888888888889" calcext:value-type="float">
            <text:p><text:s/>0,03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Preu ud</text:p>
          </table:table-cell>
          <table:table-cell table:style-name="ce3" office:value-type="string" calcext:value-type="string">
            <text:p>Quant</text:p>
          </table:table-cell>
          <table:table-cell table:style-name="ce9" office:value-type="string" calcext:value-type="string">
            <text:p>COST</text:p>
          </table:table-cell>
          <table:table-cell table:style-name="ce3" office:value-type="string" calcext:value-type="string">
            <text:p>Preu x10</text:p>
          </table:table-cell>
          <table:table-cell table:style-name="ce3" office:value-type="string" calcext:value-type="string">
            <text:p>Preu x20</text:p>
          </table:table-cell>
          <table:table-cell table:style-name="ce3" office:value-type="string" calcext:value-type="string">
            <text:p>Preu x100</text:p>
          </table:table-cell>
          <table:table-cell table:style-name="ce3" office:value-type="string" calcext:value-type="string">
            <text:p>Link</text:p>
          </table:table-cell>
          <table:table-cell table:style-name="ce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SUMA</text:p>
          </table:table-cell>
          <table:table-cell table:style-name="ce4" table:formula="of:=SUM([.C32:.C52])" office:value-type="float" office:value="4.38196222222222" calcext:value-type="float">
            <text:p><text:s/>4,38 € </text:p>
          </table:table-cell>
          <table:table-cell table:style-name="ce6" table:formula="of:=SUM([.D32:.D52])" office:value-type="float" office:value="45" calcext:value-type="float">
            <text:p>45</text:p>
          </table:table-cell>
          <table:table-cell table:style-name="ce4" table:formula="of:=SUM([.E32:.E52])" office:value-type="float" office:value="4.72347333333333" calcext:value-type="float">
            <text:p><text:s/>4,72 € </text:p>
          </table:table-cell>
          <table:table-cell table:style-name="ce4" table:formula="of:=SUM([.F32:.F52])" office:value-type="float" office:value="38.86" calcext:value-type="float">
            <text:p><text:s/>38,86 € </text:p>
          </table:table-cell>
          <table:table-cell table:style-name="ce4" table:formula="of:=SUM([.G32:.G52])" office:value-type="float" office:value="6.936" calcext:value-type="float">
            <text:p><text:s/>6,94 € </text:p>
          </table:table-cell>
          <table:table-cell table:style-name="ce4" table:formula="of:=SUM([.H32:.H52])" office:value-type="float" office:value="14.9162222222222" calcext:value-type="float">
            <text:p><text:s/>14,92 € 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CB shield</text:p>
          </table:table-cell>
          <table:table-cell table:style-name="ce5" table:formula="of:=[.F32]/10" office:value-type="float" office:value="0" calcext:value-type="float">
            <text:p><text:s/>- <text:s text:c="2"/>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2]*[.D32]" office:value-type="float" office:value="0" calcext:value-type="float">
            <text:p><text:s/>- <text:s text:c="2"/>€ </text:p>
          </table:table-cell>
          <table:table-cell table:style-name="ce5" office:value-type="float" office:value="0" calcext:value-type="float">
            <text:p><text:s/>- <text:s text:c="2"/>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jlcpcb.com/quote" xlink:type="simple">https://jlcpcb.com/quote</text:a></text:span></text:p>
          </table:table-cell>
          <table:table-cell table:style-name="ce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lsador 3x6x4.3mm</text:p>
          </table:table-cell>
          <table:table-cell table:style-name="ce5" table:formula="of:=[.H33]/100" office:value-type="float" office:value="0.0247" calcext:value-type="float">
            <text:p><text:s/>0,02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3]*[.D33]" office:value-type="float" office:value="0.0247" calcext:value-type="float">
            <text:p><text:s/>0,02 € </text:p>
          </table:table-cell>
          <table:table-cell table:style-name="ce5" table:number-columns-repeated="2"/>
          <table:table-cell table:style-name="ce5" office:value-type="float" office:value="2.47" calcext:value-type="float">
            <text:p><text:s/>2,47 € </text:p>
          </table:table-cell>
          <table:table-cell table:style-name="ce10" office:value-type="string" calcext:value-type="string">
            <text:p><text:span text:style-name="T1"><text:a xlink:href="https://es.aliexpress.com/item/100pcs-lot-SMD-Tact-Switch-Tactile-Switches-connectors-Push-button-3-6-4-3mm/32310218338.html" xlink:type="simple">https://es.aliexpress.com/item/100pcs-lot-SMD-Tact-Switch-Tactile-Switches-connectors-Push-button-3-6-4-3mm/32310218338.html</text:a></text:span></text:p>
          </table:table-cell>
          <table:table-cell table:style-name="ce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ins femella 40p</text:p>
          </table:table-cell>
          <table:table-cell table:style-name="ce5" table:formula="of:=[.G34]/20" office:value-type="float" office:value="0.216" calcext:value-type="float">
            <text:p><text:s/>0,22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4]*[.D34]" office:value-type="float" office:value="0.216" calcext:value-type="float">
            <text:p><text:s/>0,22 € </text:p>
          </table:table-cell>
          <table:table-cell table:style-name="ce5"/>
          <table:table-cell table:style-name="ce5" office:value-type="float" office:value="4.32" calcext:value-type="float">
            <text:p><text:s/>4,32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2-54mm-sola-fila-femenino-2-40-p-PCB-Board-socket-Pin-Header-conector-de-Gaza/323553_32869391616.html?spm=a219c.search0104.3.8.cee52f381y2jOZ&amp;ws_ab_test=searchweb0_0%2Csearchweb201602_4_10065_10068_10547_10059_10548" xlink:type="simple">https://es.aliexpress.com/store/product/2-54mm-sola-fila-femenino-2-40-p-PCB-Board-socket-Pin-Header-conector-de-Gaza/323553_32869391616.html?spm=a219c.search0104.3.8.cee52f381y2jOZ&amp;ws_ab_test=searchweb0_0%2Csearchweb201602_4_10065_10068_10547_10059_10548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negre</text:p>
          </table:table-cell>
          <table:table-cell table:style-name="ce5" table:formula="of:=[.F35]/10" office:value-type="float" office:value="0.177" calcext:value-type="float">
            <text:p><text:s/>0,18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5]*[.D35]" office:value-type="float" office:value="0.177" calcext:value-type="float">
            <text:p><text:s/>0,18 € </text:p>
          </table:table-cell>
          <table:table-cell table:style-name="ce5" office:value-type="float" office:value="1.77" calcext:value-type="float">
            <text:p><text:s/>1,77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verm</text:p>
          </table:table-cell>
          <table:table-cell table:style-name="ce5" table:formula="of:=[.F36]/10" office:value-type="float" office:value="0.205" calcext:value-type="float">
            <text:p><text:s/>0,2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6]*[.D36]" office:value-type="float" office:value="0.205" calcext:value-type="float">
            <text:p><text:s/>0,21 € </text:p>
          </table:table-cell>
          <table:table-cell table:style-name="ce5" office:value-type="float" office:value="2.05" calcext:value-type="float">
            <text:p><text:s/>2,05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blanc</text:p>
          </table:table-cell>
          <table:table-cell table:style-name="ce5" table:formula="of:=[.F37]/10" office:value-type="float" office:value="0.205" calcext:value-type="float">
            <text:p><text:s/>0,2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7]*[.D37]" office:value-type="float" office:value="0.205" calcext:value-type="float">
            <text:p><text:s/>0,21 € </text:p>
          </table:table-cell>
          <table:table-cell table:style-name="ce5" office:value-type="float" office:value="2.05" calcext:value-type="float">
            <text:p><text:s/>2,05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30mm</text:p>
          </table:table-cell>
          <table:table-cell table:style-name="ce5" table:formula="of:=[.F38]/10" office:value-type="float" office:value="0.432" calcext:value-type="float">
            <text:p><text:s/>0,43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8]*[.D38]" office:value-type="float" office:value="0.432" calcext:value-type="float">
            <text:p><text:s/>0,43 € </text:p>
          </table:table-cell>
          <table:table-cell table:style-name="ce5" office:value-type="float" office:value="4.32" calcext:value-type="float">
            <text:p><text:s/>4,32 € </text:p>
          </table:table-cell>
          <table:table-cell table:number-columns-repeated="2"/>
          <table:table-cell table:style-name="ce10" office:value-type="string" calcext:value-type="string">
            <text:p><text:span text:style-name="T1"><text:a xlink:href="https://es.aliexpress.com/item/2-54mm-macho-de-una-fila-1-40-p-Breakaway-PCB-Pin-Header-largo-11-15/32891470557.html?spm=a2g0s.8937460.0.0.5a602e0eA0W0ei" xlink:type="simple">https://es.aliexpress.com/item/2-54mm-macho-de-una-fila-1-40-p-Breakaway-PCB-Pin-Header-largo-11-15/32891470557.html?spm=a2g0s.8937460.0.0.5a602e0eA0W0ei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olsador 6x6x6mm</text:p>
          </table:table-cell>
          <table:table-cell table:style-name="ce5" table:formula="of:=[.H39]/100" office:value-type="float" office:value="0.0362" calcext:value-type="float">
            <text:p><text:s/>0,04 € </text:p>
          </table:table-cell>
          <table:table-cell table:style-name="ce7" office:value-type="float" office:value="4" calcext:value-type="float">
            <text:p>4</text:p>
          </table:table-cell>
          <table:table-cell table:style-name="ce5" table:formula="of:=[.C39]*[.D39]" office:value-type="float" office:value="0.1448" calcext:value-type="float">
            <text:p><text:s/>0,14 € </text:p>
          </table:table-cell>
          <table:table-cell table:style-name="ce5" table:number-columns-repeated="2"/>
          <table:table-cell table:style-name="ce5" table:formula="of:=2.75+(5.44-(2.75+0.95))/2" office:value-type="float" office:value="3.62" calcext:value-type="float">
            <text:p><text:s/>3,62 € </text:p>
          </table:table-cell>
          <table:table-cell table:style-name="ce10" office:value-type="string" calcext:value-type="string">
            <text:p><text:span text:style-name="T1"><text:a xlink:href="https://es.aliexpress.com/store/product/100pcs-8-Type-6mm-6mm-4Pin-Vertical-Tact-Switch-6x6mm-4P-Micro-Push-Button-Tactile-Switchs/1390139_32715988094.html?spm=a219c.12010612/itm2home-1.8148356.72.67106d2ca1FCKr" xlink:type="simple">https://es.aliexpress.com/store/product/100pcs-8-Type-6mm-6mm-4Pin-Vertical-Tact-Switch-6x6mm-4P-Micro-Push-Button-Tactile-Switchs/1390139_32715988094.html?spm=a219c.12010612/itm2home-1.8148356.72.67106d2ca1FCKr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terruptor 7x7mm</text:p>
          </table:table-cell>
          <table:table-cell table:style-name="ce5" table:formula="of:=[.G40]/20" office:value-type="float" office:value="0.091" calcext:value-type="float">
            <text:p><text:s/>0,09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40]*[.D40]" office:value-type="float" office:value="0.091" calcext:value-type="float">
            <text:p><text:s/>0,09 € </text:p>
          </table:table-cell>
          <table:table-cell table:style-name="ce5"/>
          <table:table-cell table:style-name="ce5" table:formula="of:=0.95+(5.44-(2.75+0.95))/2" office:value-type="float" office:value="1.82" calcext:value-type="float">
            <text:p><text:s/>1,82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20PCS-7X7mm-6P-Push-Button-Switch-7-7MM-6Pin-Tactile-Power-Micro-Switch-Self-lock-Latching/1390139_32809348405.html?spm=a219c.12010612.8148356.2.1f446d2cjY2wHB" xlink:type="simple">https://es.aliexpress.com/store/product/20PCS-7X7mm-6P-Push-Button-Switch-7-7MM-6Pin-Tactile-Power-Micro-Switch-Self-lock-Latching/1390139_32809348405.html?spm=a219c.12010612.8148356.2.1f446d2cjY2wHB</text:a></text:span></text:p>
          </table:table-cell>
          <table:table-cell table:style-name="ce10" office:value-type="string" calcext:value-type="string">
            <text:p><text:span text:style-name="T1"><text:a xlink:href="https://es.aliexpress.com/store/product/100PCS-7X7mm-6P-Push-Button-Switch-7-7mm-Tactile-Power-Micro-Non-Locking-Latching-Toys-Flashlight/1390139_32717121474.html?spm=a219c.12010612.8148356.43.2e124b1fyr6UPg" xlink:type="simple">https://es.aliexpress.com/store/product/100PCS-7X7mm-6P-Push-Button-Switch-7-7mm-Tactile-Power-Micro-Non-Locking-Latching-Toys-Flashlight/1390139_32717121474.html?spm=a219c.12010612.8148356.43.2e124b1fyr6UPg</text:a></text:span>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esistencia 0R</text:p>
          </table:table-cell>
          <table:table-cell table:style-name="ce5" table:formula="of:=[.H41]/100" office:value-type="float" office:value="0.0126444444444444" calcext:value-type="float">
            <text:p><text:s/>0,01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41]*[.D41]" office:value-type="float" office:value="0.0379333333333333" calcext:value-type="float">
            <text:p><text:s/>0,04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 xlink:type="simple">https://es.aliexpress.com/store/product/500Pcs-2012-Chip-resistor-1-4w-0805-5-0R-1-2-2-3-3-4-7/821060_32817289197.html?spm=a219c.search0104.3.30.48963d2eogPCzl&amp;ws_ab_test=searchweb0_0,searchweb201602_4_10065_10068_5910015_10547_5890015_10548_5880016_10696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330</text:p>
          </table:table-cell>
          <table:table-cell table:style-name="ce5" table:formula="of:=[.H42]/100" office:value-type="float" office:value="0.0126444444444444" calcext:value-type="float">
            <text:p><text:s/>0,01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42]*[.D42]" office:value-type="float" office:value="0.0379333333333333" calcext:value-type="float">
            <text:p><text:s/>0,04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 xlink:type="simple">https://es.aliexpress.com/store/product/500Pcs-2012-Chip-resistor-1-4w-0805-5-0R-1-2-2-3-3-4-7/821060_32817289197.html?spm=a219c.search0104.3.30.48963d2eogPCzl&amp;ws_ab_test=searchweb0_0,searchweb201602_4_10065_10068_5910015_10547_5890015_10548_5880016_10696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1K</text:p>
          </table:table-cell>
          <table:table-cell table:style-name="ce5" table:formula="of:=[.H43]/100" office:value-type="float" office:value="0.0126444444444444" calcext:value-type="float">
            <text:p><text:s/>0,01 € </text:p>
          </table:table-cell>
          <table:table-cell table:style-name="ce7" office:value-type="float" office:value="9" calcext:value-type="float">
            <text:p>9</text:p>
          </table:table-cell>
          <table:table-cell table:style-name="ce5" table:formula="of:=[.C43]*[.D43]" office:value-type="float" office:value="0.1138" calcext:value-type="float">
            <text:p><text:s/>0,11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4K7</text:p>
          </table:table-cell>
          <table:table-cell table:style-name="ce5" table:formula="of:=[.H44]/100" office:value-type="float" office:value="0.0126444444444444" calcext:value-type="float">
            <text:p><text:s/>0,01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44]*[.D44]" office:value-type="float" office:value="0.0252888888888889" calcext:value-type="float">
            <text:p><text:s/>0,03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10K</text:p>
          </table:table-cell>
          <table:table-cell table:style-name="ce5" table:formula="of:=[.H45]/100" office:value-type="float" office:value="0.0126444444444444" calcext:value-type="float">
            <text:p><text:s/>0,01 € </text:p>
          </table:table-cell>
          <table:table-cell table:style-name="ce7" office:value-type="float" office:value="4" calcext:value-type="float">
            <text:p>4</text:p>
          </table:table-cell>
          <table:table-cell table:style-name="ce5" table:formula="of:=[.C45]*[.D45]" office:value-type="float" office:value="0.0505777777777778" calcext:value-type="float">
            <text:p><text:s/>0,05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D 1206 verm</text:p>
          </table:table-cell>
          <table:table-cell table:style-name="ce5" table:formula="of:=[.H46]/100" office:value-type="float" office:value="0.00646" calcext:value-type="float">
            <text:p><text:s/>0,0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46]*[.D46]" office:value-type="float" office:value="0.00646" calcext:value-type="float">
            <text:p><text:s/>0,01 € </text:p>
          </table:table-cell>
          <table:table-cell table:style-name="ce5" table:number-columns-repeated="2"/>
          <table:table-cell table:style-name="ce5" table:formula="of:=0.52+(3.3-(0.52+0.42+0.53+0.53+0.67))/5" office:value-type="float" office:value="0.646" calcext:value-type="float">
            <text:p><text:s/>0,65 € </text:p>
          </table:table-cell>
          <table:table-cell table:style-name="ce10" office:value-type="string" calcext:value-type="string">
            <text:p><text:span text:style-name="T1"><text:a xlink:href="https://es.aliexpress.com/store/product/100-unids-lote-3216-1206-SMD-Led-Super-brillante-rojo-Verde-azul-agua-clara-luz-LED/1326062_32889348579.html?spm=a219c.search0104.3.10.220a68cavjosj0&amp;ws_ab_test=searchweb0_0%2Csearchweb201602_4_10065_10068_5910015_1" xlink:type="simple">https://es.aliexpress.com/store/product/100-unids-lote-3216-1206-SMD-Led-Super-brillante-rojo-Verde-azul-agua-clara-luz-LED/1326062_32889348579.html?spm=a219c.search0104.3.10.220a68cavjosj0&amp;ws_ab_test=searchweb0_0%2Csearchweb201602_4_10065_10068_5910015_1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D 1206 verd</text:p>
          </table:table-cell>
          <table:table-cell table:style-name="ce5" table:formula="of:=[.H47]/100" office:value-type="float" office:value="0.00546" calcext:value-type="float">
            <text:p><text:s/>0,01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47]*[.D47]" office:value-type="float" office:value="0.01638" calcext:value-type="float">
            <text:p><text:s/>0,02 € </text:p>
          </table:table-cell>
          <table:table-cell table:style-name="ce5" table:number-columns-repeated="2"/>
          <table:table-cell table:style-name="ce5" table:formula="of:=0.42+(3.3-(0.52+0.42+0.53+0.53+0.67))/5" office:value-type="float" office:value="0.546" calcext:value-type="float">
            <text:p><text:s/>0,55 € </text:p>
          </table:table-cell>
          <table:table-cell table:style-name="ce10" office:value-type="string" calcext:value-type="string">
            <text:p><text:span text:style-name="T1"><text:a xlink:href="https://es.aliexpress.com/store/product/100-unids-lote-3216-1206-SMD-Led-Super-brillante-rojo-Verde-azul-agua-clara-luz-LED/1326062_32889348579.html?spm=a219c.search0104.3.10.220a68cavjosj0&amp;ws_ab_test=searchweb0_0%2Csearchweb201602_4_10065_10068_5910015_1" xlink:type="simple">https://es.aliexpress.com/store/product/100-unids-lote-3216-1206-SMD-Led-Super-brillante-rojo-Verde-azul-agua-clara-luz-LED/1326062_32889348579.html?spm=a219c.search0104.3.10.220a68cavjosj0&amp;ws_ab_test=searchweb0_0%2Csearchweb201602_4_10065_10068_5910015_1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D 1206 blau</text:p>
          </table:table-cell>
          <table:table-cell table:style-name="ce5" table:formula="of:=[.H48]/100" office:value-type="float" office:value="0.00656" calcext:value-type="float">
            <text:p><text:s/>0,01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48]*[.D48]" office:value-type="float" office:value="0.01312" calcext:value-type="float">
            <text:p><text:s/>0,01 € </text:p>
          </table:table-cell>
          <table:table-cell table:style-name="ce5" table:number-columns-repeated="2"/>
          <table:table-cell table:style-name="ce5" table:formula="of:=0.53+(3.3-(0.52+0.42+0.53+0.53+0.67))/5" office:value-type="float" office:value="0.656" calcext:value-type="float">
            <text:p><text:s/>0,66 € </text:p>
          </table:table-cell>
          <table:table-cell table:style-name="ce10" office:value-type="string" calcext:value-type="string">
            <text:p><text:span text:style-name="T1"><text:a xlink:href="https://es.aliexpress.com/store/product/100-unids-lote-3216-1206-SMD-Led-Super-brillante-rojo-Verde-azul-agua-clara-luz-LED/1326062_32889348579.html?spm=a219c.search0104.3.10.220a68cavjosj0&amp;ws_ab_test=searchweb0_0%2Csearchweb201602_4_10065_10068_5910015_1" xlink:type="simple">https://es.aliexpress.com/store/product/100-unids-lote-3216-1206-SMD-Led-Super-brillante-rojo-Verde-azul-agua-clara-luz-LED/1326062_32889348579.html?spm=a219c.search0104.3.10.220a68cavjosj0&amp;ws_ab_test=searchweb0_0%2Csearchweb201602_4_10065_10068_5910015_1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D 1206 blanc</text:p>
          </table:table-cell>
          <table:table-cell table:style-name="ce5" table:formula="of:=[.H49]/100" office:value-type="float" office:value="0.00656" calcext:value-type="float">
            <text:p><text:s/>0,01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49]*[.D49]" office:value-type="float" office:value="0.01968" calcext:value-type="float">
            <text:p><text:s/>0,02 € </text:p>
          </table:table-cell>
          <table:table-cell table:style-name="ce5" table:number-columns-repeated="2"/>
          <table:table-cell table:style-name="ce5" table:formula="of:=0.53+(3.3-(0.52+0.42+0.53+0.53+0.67))/5" office:value-type="float" office:value="0.656" calcext:value-type="float">
            <text:p><text:s/>0,66 € </text:p>
          </table:table-cell>
          <table:table-cell table:style-name="ce10" office:value-type="string" calcext:value-type="string">
            <text:p><text:span text:style-name="T1"><text:a xlink:href="https://es.aliexpress.com/store/product/100PCS-SMD-1206-White-Led-Free-Shipping-1206-smd-led-cool-white-Super-Bright-LED-Diode/1758868_32368682563.html?spm=a219c.search0104.3.37.f02d5198T3e6VV&amp;ws_ab_test=searchweb0_0,searchweb201602_4_10065_10068_5910015_" xlink:type="simple">https://es.aliexpress.com/store/product/100PCS-SMD-1206-White-Led-Free-Shipping-1206-smd-led-cool-white-Super-Bright-LED-Diode/1758868_32368682563.html?spm=a219c.search0104.3.37.f02d5198T3e6VV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D RGB 5mm</text:p>
          </table:table-cell>
          <table:table-cell table:style-name="ce5" table:formula="of:=[.G50]/20" office:value-type="float" office:value="0.0398" calcext:value-type="float">
            <text:p><text:s/>0,04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50]*[.D50]" office:value-type="float" office:value="0.0398" calcext:value-type="float">
            <text:p><text:s/>0,04 € </text:p>
          </table:table-cell>
          <table:table-cell table:style-name="ce5"/>
          <table:table-cell table:style-name="ce5" table:formula="of:=0.67+(3.3-(0.52+0.42+0.53+0.53+0.67))/5" office:value-type="float" office:value="0.796" calcext:value-type="float">
            <text:p><text:s/>0,80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20pcs-5mm-RGB-LED-Common-Cathode-Tri-Color-Emitting-Diodes-f5-RGB-Diffused-5mm-led-red/1758868_32666259962.html?spm=a219c.search0104.3.51.79a833ddt9SRBE&amp;ws_ab_test=searchweb0_0,searchweb201602_4_10065_10068_5910015_" xlink:type="simple">https://es.aliexpress.com/store/product/20pcs-5mm-RGB-LED-Common-Cathode-Tri-Color-Emitting-Diodes-f5-RGB-Diffused-5mm-led-red/1758868_32666259962.html?spm=a219c.search0104.3.51.79a833ddt9SRBE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isplay 0.96"</text:p>
          </table:table-cell>
          <table:table-cell table:style-name="ce5" table:formula="of:=[.F51]/10" office:value-type="float" office:value="1.939" calcext:value-type="float">
            <text:p><text:s/>1,94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51]*[.D51]" office:value-type="float" office:value="1.939" calcext:value-type="float">
            <text:p><text:s/>1,94 € </text:p>
          </table:table-cell>
          <table:table-cell table:style-name="ce5" office:value-type="float" office:value="19.39" calcext:value-type="float">
            <text:p><text:s/>19,39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10pcs-0-96-blue-0-96-inch-OLED-module-New-128X64-OLED-LCD-LED-Display-Module/1022067_32640619833.html?spm=a219c.search0104.3.78.31402ac2tGp7Ui&amp;ws_ab_test=searchweb0_0,searchweb201602_4_10065_10068_5910015_10547_5890" xlink:type="simple">https://es.aliexpress.com/store/product/10pcs-0-96-blue-0-96-inch-OLED-module-New-128X64-OLED-LCD-LED-Display-Module/1022067_32640619833.html?spm=a219c.search0104.3.78.31402ac2tGp7Ui&amp;ws_ab_test=searchweb0_0,searchweb201602_4_10065_10068_5910015_10547_5890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xpansor pins mcp23017</text:p>
          </table:table-cell>
          <table:table-cell table:style-name="ce5" table:formula="of:=[.F52]/10" office:value-type="float" office:value="0.928" calcext:value-type="float">
            <text:p><text:s/>0,93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52]*[.D52]" office:value-type="float" office:value="0.928" calcext:value-type="float">
            <text:p><text:s/>0,93 € </text:p>
          </table:table-cell>
          <table:table-cell table:style-name="ce5" office:value-type="float" office:value="9.28" calcext:value-type="float">
            <text:p><text:s/>9,28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MCP23017-Serial-Interface-Module-IIC-I2C-SPI-MCP23S17-Bidirectional-16-Bit-I-O-Expander-Pins-10Mhz/1185416_32830799627.html?spm=a219c.search0104.3.8.70a31ef9O1eBoC&amp;ws_ab_test=searchweb0_0,searchweb201602_4_10065_100" xlink:type="simple">https://es.aliexpress.com/store/product/MCP23017-Serial-Interface-Module-IIC-I2C-SPI-MCP23S17-Bidirectional-16-Bit-I-O-Expander-Pins-10Mhz/1185416_32830799627.html?spm=a219c.search0104.3.8.70a31ef9O1eBoC&amp;ws_ab_test=searchweb0_0,searchweb201602_4_10065_100</text:a></text:span>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/>
          <table:table-cell table:style-name="ce7"/>
          <table:table-cell table:style-name="ce5" table:number-columns-repeated="4"/>
          <table:table-cell table:style-name="ce10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Preu ud</text:p>
          </table:table-cell>
          <table:table-cell table:style-name="ce3" office:value-type="string" calcext:value-type="string">
            <text:p>Quant</text:p>
          </table:table-cell>
          <table:table-cell table:style-name="ce9" office:value-type="string" calcext:value-type="string">
            <text:p>COST</text:p>
          </table:table-cell>
          <table:table-cell table:style-name="ce3" office:value-type="string" calcext:value-type="string">
            <text:p>Preu x10</text:p>
          </table:table-cell>
          <table:table-cell table:style-name="ce3" office:value-type="string" calcext:value-type="string">
            <text:p>Preu x20</text:p>
          </table:table-cell>
          <table:table-cell table:style-name="ce3" office:value-type="string" calcext:value-type="string">
            <text:p>Preu x100</text:p>
          </table:table-cell>
          <table:table-cell table:style-name="ce3" office:value-type="string" calcext:value-type="string">
            <text:p>Link</text:p>
          </table:table-cell>
          <table:table-cell table:style-name="ce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SUMA</text:p>
          </table:table-cell>
          <table:table-cell table:style-name="ce4" table:formula="of:=SUM([.C56:.C76])" office:value-type="float" office:value="23.2616666666667" calcext:value-type="float">
            <text:p><text:s/>23,26 € </text:p>
          </table:table-cell>
          <table:table-cell table:style-name="ce6" table:formula="of:=SUM([.D56:.D76])" office:value-type="float" office:value="13" calcext:value-type="float">
            <text:p>13</text:p>
          </table:table-cell>
          <table:table-cell table:style-name="ce4" table:formula="of:=SUM([.E56:.E76])" office:value-type="float" office:value="31.183" calcext:value-type="float">
            <text:p><text:s/>31,18 € </text:p>
          </table:table-cell>
          <table:table-cell table:style-name="ce4" table:formula="of:=SUM([.F56:.F76])" office:value-type="float" office:value="0" calcext:value-type="float">
            <text:p><text:s/>- <text:s text:c="2"/>€ </text:p>
          </table:table-cell>
          <table:table-cell table:style-name="ce4" table:formula="of:=SUM([.G56:.G76])" office:value-type="float" office:value="56.84" calcext:value-type="float">
            <text:p><text:s/>56,84 € </text:p>
          </table:table-cell>
          <table:table-cell table:style-name="ce4" table:formula="of:=SUM([.H56:.H76])" office:value-type="float" office:value="0" calcext:value-type="float">
            <text:p><text:s/>- <text:s text:c="2"/>€ 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odes minisumo 33x20</text:p>
          </table:table-cell>
          <table:table-cell table:style-name="ce5" table:formula="of:=[.G56]/20" office:value-type="float" office:value="0.657" calcext:value-type="float">
            <text:p><text:s/>0,66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56]*[.D56]" office:value-type="float" office:value="1.314" calcext:value-type="float">
            <text:p><text:s/>1,31 € </text:p>
          </table:table-cell>
          <table:table-cell table:style-name="ce5"/>
          <table:table-cell table:style-name="ce5" office:value-type="float" office:value="13.14" calcext:value-type="float">
            <text:p><text:s/>13,14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10-piezas-K346-43-19-3mm-d-hole-caucho-rueda-conveniente-para-N20-Motor-D-eje/1965526_32891298768.html?spm=a219c.search0104.3.115.5b6f5f63GWqcG9&amp;ws_ab_test=searchweb0_0%2Csearchweb201602_4_10065_10068_10547_10059_10" xlink:type="simple">https://es.aliexpress.com/store/product/10-piezas-K346-43-19-3mm-d-hole-caucho-rueda-conveniente-para-N20-Motor-D-eje/1965526_32891298768.html?spm=a219c.search0104.3.115.5b6f5f63GWqcG9&amp;ws_ab_test=searchweb0_0%2Csearchweb201602_4_10065_10068_10547_10059_10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nsor línia</text:p>
          </table:table-cell>
          <table:table-cell table:style-name="ce5" office:value-type="float" office:value="2" calcext:value-type="float">
            <text:p><text:s/>2,00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57]*[.D57]" office:value-type="float" office:value="6" calcext:value-type="float">
            <text:p><text:s/>6,00 € </text:p>
          </table:table-cell>
          <table:table-cell table:style-name="ce5" table:number-columns-repeated="3"/>
          <table:table-cell table:style-name="ce10" office:value-type="string" calcext:value-type="string">
            <text:p><text:span text:style-name="T1"><text:a xlink:href="http://www.jsumo.com/micro-line-sensor-ml1" xlink:type="simple">http://www.jsumo.com/micro-line-sensor-ml1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nsor distància</text:p>
          </table:table-cell>
          <table:table-cell table:style-name="ce5" table:formula="of:=16.19/30" office:value-type="float" office:value="0.539666666666667" calcext:value-type="float">
            <text:p><text:s/>0,54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58]*[.D58]" office:value-type="float" office:value="1.619" calcext:value-type="float">
            <text:p><text:s/>1,62 € </text:p>
          </table:table-cell>
          <table:table-cell table:style-name="ce5" table:number-columns-repeated="3"/>
          <table:table-cell table:style-name="ce10" office:value-type="string" calcext:value-type="string">
            <text:p><text:span text:style-name="T1"><text:a xlink:href="https://es.aliexpress.com/item/Smart-Electronics-New-for-Arduino-Diy-Smart-Car-Robot-Reflective-Photoelectric-3pin-IR-Infrared-Obstacle-Avoidance/32461659104.html" xlink:type="simple">https://es.aliexpress.com/item/Smart-Electronics-New-for-Arduino-Diy-Smart-Car-Robot-Reflective-Photoelectric-3pin-IR-Infrared-Obstacle-Avoidance/32461659104.html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art module</text:p>
          </table:table-cell>
          <table:table-cell table:style-name="ce5" office:value-type="float" office:value="5.5" calcext:value-type="float">
            <text:p><text:s/>5,50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59]*[.D59]" office:value-type="float" office:value="5.5" calcext:value-type="float">
            <text:p><text:s/>5,50 € </text:p>
          </table:table-cell>
          <table:table-cell table:style-name="ce5" table:number-columns-repeated="3"/>
          <table:table-cell table:style-name="ce10" office:value-type="string" calcext:value-type="string">
            <text:p><text:span text:style-name="T1"><text:a xlink:href="http://www.jsumo.com/microstart-sumo-minisumo-robot-start-module" xlink:type="simple">http://www.jsumo.com/microstart-sumo-minisumo-robot-start-modul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ateria 2S 850mAh</text:p>
          </table:table-cell>
          <table:table-cell table:style-name="ce5" office:value-type="float" office:value="5.77" calcext:value-type="float">
            <text:p><text:s/>5,77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60]*[.D60]" office:value-type="float" office:value="5.77" calcext:value-type="float">
            <text:p><text:s/>5,77 € </text:p>
          </table:table-cell>
          <table:table-cell table:style-name="ce5" table:number-columns-repeated="3"/>
          <table:table-cell table:style-name="ce10" office:value-type="string" calcext:value-type="string">
            <text:p><text:span text:style-name="T1"><text:a xlink:href="https://hobbyking.com/es_es/turnigy-nano-tech-850mah-2s-25-40c-lipo-pack.html" xlink:type="simple">https://hobbyking.com/es_es/turnigy-nano-tech-850mah-2s-25-40c-lipo-pack.html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arregador bateries</text:p>
          </table:table-cell>
          <table:table-cell table:style-name="ce5" office:value-type="float" office:value="6.61" calcext:value-type="float">
            <text:p><text:s/>6,6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61]*[.D61]" office:value-type="float" office:value="6.61" calcext:value-type="float">
            <text:p><text:s/>6,61 € </text:p>
          </table:table-cell>
          <table:table-cell table:style-name="ce5" table:number-columns-repeated="3"/>
          <table:table-cell table:style-name="ce10" office:value-type="string" calcext:value-type="string">
            <text:p><text:span text:style-name="T1"><text:a xlink:href="https://hobbyking.com/es_es/hobbykingr-b3ac-compact-charger-eu-plug.html" xlink:type="simple">https://hobbyking.com/es_es/hobbykingr-b3ac-compact-charger-eu-plug.html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otors Pololu 1:50</text:p>
          </table:table-cell>
          <table:table-cell table:style-name="ce5" table:formula="of:=[.G62]/20" office:value-type="float" office:value="2.185" calcext:value-type="float">
            <text:p><text:s/>2,19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62]*[.D62]" office:value-type="float" office:value="4.37" calcext:value-type="float">
            <text:p><text:s/>4,37 € </text:p>
          </table:table-cell>
          <table:table-cell table:style-name="ce5"/>
          <table:table-cell table:style-name="ce5" office:value-type="float" office:value="43.7" calcext:value-type="float">
            <text:p><text:s/>43,70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www.aliexpress.com/item/12MM-6V-300RPM-Powerful-High-Torque-DC-Gear-Box-Motor/32277738334.html" xlink:type="simple">https://www.aliexpress.com/item/12MM-6V-300RPM-Powerful-High-Torque-DC-Gear-Box-Motor/32277738334.html</text:a></text:span></text:p>
          </table:table-cell>
          <table:table-cell table:number-columns-repeated="1015"/>
        </table:table-row>
        <table:table-row table:style-name="ro2" table:number-rows-repeated="7">
          <table:table-cell table:number-columns-repeated="2"/>
          <table:table-cell table:style-name="ce5"/>
          <table:table-cell table:style-name="ce7"/>
          <table:table-cell table:style-name="ce5" table:number-columns-repeated="4"/>
          <table:table-cell table:style-name="ce10"/>
          <table:table-cell table:number-columns-repeated="1015"/>
        </table:table-row>
        <table:table-row table:style-name="ro2" table:number-rows-repeated="11">
          <table:table-cell table:number-columns-repeated="2"/>
          <table:table-cell table:style-name="ce5"/>
          <table:table-cell table:style-name="ce7"/>
          <table:table-cell table:style-name="ce5"/>
          <table:table-cell table:number-columns-repeated="2"/>
          <table:table-cell table:style-name="ce5"/>
          <table:table-cell table:style-name="ce10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rat (2)" table:style-name="ta3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 calcext:value-type="string">
            <text:p>Total Robot</text:p>
          </table:table-cell>
          <table:table-cell table:style-name="ce1" table:number-columns-repeated="2"/>
          <table:table-cell table:style-name="ce8" table:formula="of:=[.E4]+[.E31]+[.E55]" office:value-type="float" office:value="53.2206955555556" calcext:value-type="float">
            <text:p><text:s/>53,22 € </text:p>
          </table:table-cell>
          <table:table-cell table:style-name="ce1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Preu ud</text:p>
          </table:table-cell>
          <table:table-cell table:style-name="ce3" office:value-type="string" calcext:value-type="string">
            <text:p>Quant</text:p>
          </table:table-cell>
          <table:table-cell table:style-name="ce9" office:value-type="string" calcext:value-type="string">
            <text:p>COST</text:p>
          </table:table-cell>
          <table:table-cell table:style-name="ce3" office:value-type="string" calcext:value-type="string">
            <text:p>Preu x10</text:p>
          </table:table-cell>
          <table:table-cell table:style-name="ce3" office:value-type="string" calcext:value-type="string">
            <text:p>Preu x20</text:p>
          </table:table-cell>
          <table:table-cell table:style-name="ce3" office:value-type="string" calcext:value-type="string">
            <text:p>Preu x100</text:p>
          </table:table-cell>
          <table:table-cell table:style-name="ce3" office:value-type="string" calcext:value-type="string">
            <text:p>Link</text:p>
          </table:table-cell>
          <table:table-cell table:style-name="ce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SUMA</text:p>
          </table:table-cell>
          <table:table-cell table:style-name="ce4" table:formula="of:=SUM([.C5:.C28])" office:value-type="float" office:value="6.86701111111111" calcext:value-type="float">
            <text:p><text:s/>6,87 € </text:p>
          </table:table-cell>
          <table:table-cell table:style-name="ce6" table:formula="of:=SUM([.D5:.D28])" office:value-type="float" office:value="722" calcext:value-type="float">
            <text:p>722</text:p>
          </table:table-cell>
          <table:table-cell table:style-name="ce4" table:formula="of:=SUM([.E5:.E28])" office:value-type="float" office:value="16.0877111111111" calcext:value-type="float">
            <text:p><text:s/>16,09 € </text:p>
          </table:table-cell>
          <table:table-cell table:style-name="ce4" table:formula="of:=SUM([.F5:.F28])" office:value-type="float" office:value="57.75" calcext:value-type="float">
            <text:p><text:s/>57,75 € </text:p>
          </table:table-cell>
          <table:table-cell table:style-name="ce4" table:formula="of:=SUM([.G5:.G28])" office:value-type="float" office:value="10.41" calcext:value-type="float">
            <text:p><text:s/>10,41 € </text:p>
          </table:table-cell>
          <table:table-cell table:style-name="ce4" table:formula="of:=SUM([.H5:.H28])" office:value-type="float" office:value="19.4511111111111" calcext:value-type="float">
            <text:p><text:s/>19,45 € 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CB minisumo</text:p>
          </table:table-cell>
          <table:table-cell table:style-name="ce5" table:formula="of:=[.F5]/10" office:value-type="float" office:value="0.894" calcext:value-type="float">
            <text:p><text:s/>0,89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5]*[.D5]" office:value-type="float" office:value="0.894" calcext:value-type="float">
            <text:p><text:s/>0,89 € </text:p>
          </table:table-cell>
          <table:table-cell table:style-name="ce5" office:value-type="float" office:value="8.94" calcext:value-type="float">
            <text:p><text:s/>8,94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jlcpcb.com/quote" xlink:type="simple">https://jlcpcb.com/quote</text:a></text:span></text:p>
          </table:table-cell>
          <table:table-cell table:style-name="ce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Arduino nano + cable</text:p>
          </table:table-cell>
          <table:table-cell table:style-name="ce5" office:value-type="float" office:value="2.99" calcext:value-type="float">
            <text:p><text:s/>2,99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6]*[.D6]" office:value-type="float" office:value="2.99" calcext:value-type="float">
            <text:p><text:s/>2,99 € </text:p>
          </table:table-cell>
          <table:table-cell table:style-name="ce5" office:value-type="float" office:value="26.13" calcext:value-type="float">
            <text:p><text:s/>26,13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Nano-3-0-Mini-controlador-USB-ATmega328-5-V-16-m-tarjeta-del-controlador-Micro-Nano/1326062_32843606477.html?spm=a219c.search0104.3.3.384172f2tKvouV&amp;ws_ab_test=searchweb0_0%2Csearchweb201602_4_10065_10068_10547_1005" xlink:type="simple">https://es.aliexpress.com/store/product/Nano-3-0-Mini-controlador-USB-ATmega328-5-V-16-m-tarjeta-del-controlador-Micro-Nano/1326062_32843606477.html?spm=a219c.search0104.3.3.384172f2tKvouV&amp;ws_ab_test=searchweb0_0%2Csearchweb201602_4_10065_10068_10547_1005</text:a></text:span></text:p>
          </table:table-cell>
          <table:table-cell table:style-name="ce10" office:value-type="string" calcext:value-type="string">
            <text:p><text:span text:style-name="T1"><text:a xlink:href="https://es.aliexpress.com/store/product/Wholesale-5pcs-lot-Funduino-Nano-3-0-controller-compatible-with-arduino-nano-Free-Shipping/535576_1307092605.html?spm=a219c.search0104.3.73.384172f2tKvouV&amp;ws_ab_test=searchweb0_0,searchweb201602_4_10065_10068_10547_" xlink:type="simple">https://es.aliexpress.com/store/product/Wholesale-5pcs-lot-Funduino-Nano-3-0-controller-compatible-with-arduino-nano-Free-Shipping/535576_1307092605.html?spm=a219c.search0104.3.73.384172f2tKvouV&amp;ws_ab_test=searchweb0_0,searchweb201602_4_10065_10068_10547_</text:a></text:span>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iver TB6612FNG</text:p>
          </table:table-cell>
          <table:table-cell table:style-name="ce5" table:formula="of:=[.F7]/10" office:value-type="float" office:value="1.306" calcext:value-type="float">
            <text:p><text:s/>1,3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7]*[.D7]" office:value-type="float" office:value="1.306" calcext:value-type="float">
            <text:p><text:s/>1,31 € </text:p>
          </table:table-cell>
          <table:table-cell table:style-name="ce5" office:value-type="float" office:value="13.06" calcext:value-type="float">
            <text:p><text:s/>13,06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item/Dual-Motor-Driver-TB6612FNG-for-Arduino-Microcontroller-Better-than-L298N-Supporting-self-balanced-car-3PI/32287779353.html?spm=a2g0s.8937460.0.0.5a602e0eA0W0ei" xlink:type="simple">https://es.aliexpress.com/item/Dual-Motor-Driver-TB6612FNG-for-Arduino-Microcontroller-Better-than-L298N-Supporting-self-balanced-car-3PI/32287779353.html?spm=a2g0s.8937460.0.0.5a602e0eA0W0ei</text:a></text:span></text:p>
          </table:table-cell>
          <table:table-cell table:style-name="ce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ins femella 40p</text:p>
          </table:table-cell>
          <table:table-cell table:style-name="ce5" table:formula="of:=[.G8]/20" office:value-type="float" office:value="0.216" calcext:value-type="float">
            <text:p><text:s/>0,22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8]*[.D8]" office:value-type="float" office:value="0.432" calcext:value-type="float">
            <text:p><text:s/>0,43 € </text:p>
          </table:table-cell>
          <table:table-cell table:style-name="ce5"/>
          <table:table-cell table:style-name="ce5" office:value-type="float" office:value="4.32" calcext:value-type="float">
            <text:p><text:s/>4,32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2-54mm-sola-fila-femenino-2-40-p-PCB-Board-socket-Pin-Header-conector-de-Gaza/323553_32869391616.html?spm=a219c.search0104.3.8.cee52f381y2jOZ&amp;ws_ab_test=searchweb0_0%2Csearchweb201602_4_10065_10068_10547_10059_10548" xlink:type="simple">https://es.aliexpress.com/store/product/2-54mm-sola-fila-femenino-2-40-p-PCB-Board-socket-Pin-Header-conector-de-Gaza/323553_32869391616.html?spm=a219c.search0104.3.8.cee52f381y2jOZ&amp;ws_ab_test=searchweb0_0%2Csearchweb201602_4_10065_10068_10547_10059_10548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negre</text:p>
          </table:table-cell>
          <table:table-cell table:style-name="ce5" table:formula="of:=[.F9]/10" office:value-type="float" office:value="0.177" calcext:value-type="float">
            <text:p><text:s/>0,18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9]*[.D9]" office:value-type="float" office:value="0.177" calcext:value-type="float">
            <text:p><text:s/>0,18 € </text:p>
          </table:table-cell>
          <table:table-cell table:style-name="ce5" office:value-type="float" office:value="1.77" calcext:value-type="float">
            <text:p><text:s/>1,77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verm</text:p>
          </table:table-cell>
          <table:table-cell table:style-name="ce5" table:formula="of:=[.F10]/10" office:value-type="float" office:value="0.205" calcext:value-type="float">
            <text:p><text:s/>0,2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0]*[.D10]" office:value-type="float" office:value="0.205" calcext:value-type="float">
            <text:p><text:s/>0,21 € </text:p>
          </table:table-cell>
          <table:table-cell table:style-name="ce5" office:value-type="float" office:value="2.05" calcext:value-type="float">
            <text:p><text:s/>2,05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blanc</text:p>
          </table:table-cell>
          <table:table-cell table:style-name="ce5" table:formula="of:=[.F11]/10" office:value-type="float" office:value="0.205" calcext:value-type="float">
            <text:p><text:s/>0,2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1]*[.D11]" office:value-type="float" office:value="0.205" calcext:value-type="float">
            <text:p><text:s/>0,21 € </text:p>
          </table:table-cell>
          <table:table-cell table:style-name="ce5" office:value-type="float" office:value="2.05" calcext:value-type="float">
            <text:p><text:s/>2,05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terruptor 7x7mm</text:p>
          </table:table-cell>
          <table:table-cell table:style-name="ce5" table:formula="of:=[.G12]/20" office:value-type="float" office:value="0.091" calcext:value-type="float">
            <text:p><text:s/>0,09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2]*[.D12]" office:value-type="float" office:value="0.091" calcext:value-type="float">
            <text:p><text:s/>0,09 € </text:p>
          </table:table-cell>
          <table:table-cell table:style-name="ce5"/>
          <table:table-cell table:style-name="ce5" table:formula="of:=0.95+(5.44-(2.75+0.95))/2" office:value-type="float" office:value="1.82" calcext:value-type="float">
            <text:p><text:s/>1,82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20PCS-7X7mm-6P-Push-Button-Switch-7-7MM-6Pin-Tactile-Power-Micro-Switch-Self-lock-Latching/1390139_32809348405.html?spm=a219c.12010612.8148356.2.1f446d2cjY2wHB" xlink:type="simple">https://es.aliexpress.com/store/product/20PCS-7X7mm-6P-Push-Button-Switch-7-7MM-6Pin-Tactile-Power-Micro-Switch-Self-lock-Latching/1390139_32809348405.html?spm=a219c.12010612.8148356.2.1f446d2cjY2wHB</text:a></text:span></text:p>
          </table:table-cell>
          <table:table-cell table:style-name="ce10" office:value-type="string" calcext:value-type="string">
            <text:p><text:span text:style-name="T1"><text:a xlink:href="https://es.aliexpress.com/store/product/100PCS-7X7mm-6P-Push-Button-Switch-7-7mm-Tactile-Power-Micro-Non-Locking-Latching-Toys-Flashlight/1390139_32717121474.html?spm=a219c.12010612.8148356.43.2e124b1fyr6UPg" xlink:type="simple">https://es.aliexpress.com/store/product/100PCS-7X7mm-6P-Push-Button-Switch-7-7mm-Tactile-Power-Micro-Non-Locking-Latching-Toys-Flashlight/1390139_32717121474.html?spm=a219c.12010612.8148356.43.2e124b1fyr6UPg</text:a></text:span>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erminal 3.5mm</text:p>
          </table:table-cell>
          <table:table-cell table:style-name="ce5" table:formula="of:=[.G13]/20" office:value-type="float" office:value="0.118" calcext:value-type="float">
            <text:p><text:s/>0,12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13]*[.D13]" office:value-type="float" office:value="0.236" calcext:value-type="float">
            <text:p><text:s/>0,24 € </text:p>
          </table:table-cell>
          <table:table-cell table:style-name="ce5"/>
          <table:table-cell table:style-name="ce5" office:value-type="float" office:value="2.36" calcext:value-type="float">
            <text:p><text:s/>2,36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item/20PCS-LOT-KF301-2P-3P-KF350-2P-3P-KF128-Screw-2Pin-3Pin-5-0mm-Straight-Pin/32889705942.html" xlink:type="simple">https://es.aliexpress.com/item/20PCS-LOT-KF301-2P-3P-KF350-2P-3P-KF128-Screw-2Pin-3Pin-5-0mm-Straight-Pin/32889705942.html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olsador 3x6x4.3mm</text:p>
          </table:table-cell>
          <table:table-cell table:style-name="ce5" table:formula="of:=[.H14]/100" office:value-type="float" office:value="0.0247" calcext:value-type="float">
            <text:p><text:s/>0,02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4]*[.D14]" office:value-type="float" office:value="0.0247" calcext:value-type="float">
            <text:p><text:s/>0,02 € </text:p>
          </table:table-cell>
          <table:table-cell table:style-name="ce5" table:number-columns-repeated="2"/>
          <table:table-cell table:style-name="ce5" office:value-type="float" office:value="2.47" calcext:value-type="float">
            <text:p><text:s/>2,47 € </text:p>
          </table:table-cell>
          <table:table-cell table:style-name="ce10" office:value-type="string" calcext:value-type="string">
            <text:p><text:span text:style-name="T1"><text:a xlink:href="https://es.aliexpress.com/item/100pcs-lot-SMD-Tact-Switch-Tactile-Switches-connectors-Push-button-3-6-4-3mm/32310218338.html" xlink:type="simple">https://es.aliexpress.com/item/100pcs-lot-SMD-Tact-Switch-Tactile-Switches-connectors-Push-button-3-6-4-3mm/32310218338.html</text:a></text:span></text:p>
          </table:table-cell>
          <table:table-cell table:style-name="ce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egulador 7805</text:p>
          </table:table-cell>
          <table:table-cell table:style-name="ce5" table:formula="of:=[.F15]/10" office:value-type="float" office:value="0.173" calcext:value-type="float">
            <text:p><text:s/>0,17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5]*[.D15]" office:value-type="float" office:value="0.173" calcext:value-type="float">
            <text:p><text:s/>0,17 € </text:p>
          </table:table-cell>
          <table:table-cell table:style-name="ce5" office:value-type="float" office:value="1.73" calcext:value-type="float">
            <text:p><text:s/>1,73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Free-Shipping-50PCS-IC-L7805CV-L7805-7805-Voltage-Regulator-5V-1-5A-TO-220/604366_1936084347.html?spm=a219c.search0104.3.23.77f6648d7jEANF&amp;ws_ab_test=searchweb0_0,searchweb201602_4_10065_10068_5910015_10547_5890015_" xlink:type="simple">https://es.aliexpress.com/store/product/Free-Shipping-50PCS-IC-L7805CV-L7805-7805-Voltage-Regulator-5V-1-5A-TO-220/604366_1936084347.html?spm=a219c.search0104.3.23.77f6648d7jEANF&amp;ws_ab_test=searchweb0_0,searchweb201602_4_10065_10068_5910015_10547_589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ansistor NPN S8050</text:p>
          </table:table-cell>
          <table:table-cell table:style-name="ce5" table:formula="of:=[.H16]/100" office:value-type="float" office:value="0.0143" calcext:value-type="float">
            <text:p><text:s/>0,01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16]*[.D16]" office:value-type="float" office:value="0.0429" calcext:value-type="float">
            <text:p><text:s/>0,04 € </text:p>
          </table:table-cell>
          <table:table-cell table:style-name="ce5" table:number-columns-repeated="2"/>
          <table:table-cell table:style-name="ce5" table:formula="of:=0.79+(2.77-(0.79+0.7))/2" office:value-type="float" office:value="1.43" calcext:value-type="float">
            <text:p><text:s/>1,43 € </text:p>
          </table:table-cell>
          <table:table-cell table:style-name="ce10" office:value-type="string" calcext:value-type="string">
            <text:p><text:span text:style-name="T1"><text:a xlink:href="https://es.aliexpress.com/store/product/100pcs-Transistor-S8050-D331-NPN-TO92-Package-new/511081_32429477379.html?spm=a219c.search0104.3.8.77776771SxtHlD&amp;ws_ab_test=searchweb0_0,searchweb201602_4_10065_10068_5910015_10547_5890015_10548_10696_10084_5724015" xlink:type="simple">https://es.aliexpress.com/store/product/100pcs-Transistor-S8050-D331-NPN-TO92-Package-new/511081_32429477379.html?spm=a219c.search0104.3.8.77776771SxtHlD&amp;ws_ab_test=searchweb0_0,searchweb201602_4_10065_10068_5910015_10547_5890015_10548_10696_10084_5724015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iode 1N4148</text:p>
          </table:table-cell>
          <table:table-cell table:style-name="ce5" table:formula="of:=[.H17]/100" office:value-type="float" office:value="0.0134" calcext:value-type="float">
            <text:p><text:s/>0,0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7]*[.D17]" office:value-type="float" office:value="0.0134" calcext:value-type="float">
            <text:p><text:s/>0,01 € </text:p>
          </table:table-cell>
          <table:table-cell table:number-columns-repeated="2"/>
          <table:table-cell table:style-name="ce5" table:formula="of:=0.7+(2.77-(0.79+0.7))/2" office:value-type="float" office:value="1.34" calcext:value-type="float">
            <text:p><text:s/>1,34 € </text:p>
          </table:table-cell>
          <table:table-cell table:style-name="ce10" office:value-type="string" calcext:value-type="string">
            <text:p><text:span text:style-name="T1"><text:a xlink:href="https://es.aliexpress.com/store/product/Free-shipping-100PCS-SMD-1N4148-LL4148-4148-LL34-switching-diode/511081_793795951.html?spm=a219c.search0104.3.16.2fe8150eA9VuzT&amp;ws_ab_test=searchweb0_0,searchweb201602_4_10065_10068_5910015_10547_5890015_10548_58800" xlink:type="simple">https://es.aliexpress.com/store/product/Free-shipping-100PCS-SMD-1N4148-LL4148-4148-LL34-switching-diode/511081_793795951.html?spm=a219c.search0104.3.16.2fe8150eA9VuzT&amp;ws_ab_test=searchweb0_0,searchweb201602_4_10065_10068_5910015_10547_5890015_10548_58800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uzzer 12mm 5V</text:p>
          </table:table-cell>
          <table:table-cell table:style-name="ce5" table:formula="of:=[.F18]/10" office:value-type="float" office:value="0.202" calcext:value-type="float">
            <text:p><text:s/>0,20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8]*[.D18]" office:value-type="float" office:value="0.202" calcext:value-type="float">
            <text:p><text:s/>0,20 € </text:p>
          </table:table-cell>
          <table:table-cell table:style-name="ce5" office:value-type="float" office:value="2.02" calcext:value-type="float">
            <text:p><text:s/>2,02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10-piezas-5-V-activa-zumbador-tono-continuo-magn-tico-alarma-del-12mm-MINI-Active-Piezo/1266255_32914327679.html?spm=a219c.search0104.3.9.6dce28a7XbGFrt&amp;ws_ab_test=searchweb0_0%2Csearchweb201602_4_10065_10068_591001" xlink:type="simple">https://es.aliexpress.com/store/product/10-piezas-5-V-activa-zumbador-tono-continuo-magn-tico-alarma-del-12mm-MINI-Active-Piezo/1266255_32914327679.html?spm=a219c.search0104.3.9.6dce28a7XbGFrt&amp;ws_ab_test=searchweb0_0%2Csearchweb201602_4_10065_10068_591001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densador 100nF</text:p>
          </table:table-cell>
          <table:table-cell table:style-name="ce5" table:formula="of:=[.H19]/100" office:value-type="float" office:value="0.0253" calcext:value-type="float">
            <text:p><text:s/>0,03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19]*[.D19]" office:value-type="float" office:value="0.0253" calcext:value-type="float">
            <text:p><text:s/>0,03 € </text:p>
          </table:table-cell>
          <table:table-cell table:style-name="ce5" table:number-columns-repeated="2"/>
          <table:table-cell table:style-name="ce5" office:value-type="float" office:value="2.53" calcext:value-type="float">
            <text:p><text:s/>2,53 € </text:p>
          </table:table-cell>
          <table:table-cell table:style-name="ce10" office:value-type="string" calcext:value-type="string">
            <text:p><text:span text:style-name="T1"><text:a xlink:href="https://es.aliexpress.com/store/product/100-piezas-100NF-X7R-Error-10-50-V-0-1-UF-104-1206-smd-del-env/2885226_32905749589.html?spm=a219c.search0104.3.22.51b33110x2DRCa&amp;ws_ab_test=searchweb0_0%2Csearchweb201602_4_10065_10068_5910015_10547_5890015_10548_58" xlink:type="simple">https://es.aliexpress.com/store/product/100-piezas-100NF-X7R-Error-10-50-V-0-1-UF-104-1206-smd-del-env/2885226_32905749589.html?spm=a219c.search0104.3.22.51b33110x2DRCa&amp;ws_ab_test=searchweb0_0%2Csearchweb201602_4_10065_10068_5910015_10547_5890015_10548_58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densador 330nF</text:p>
          </table:table-cell>
          <table:table-cell table:style-name="ce5" table:formula="of:=[.H20]/100" office:value-type="float" office:value="0.0283" calcext:value-type="float">
            <text:p><text:s/>0,03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20]*[.D20]" office:value-type="float" office:value="0.0283" calcext:value-type="float">
            <text:p><text:s/>0,03 € </text:p>
          </table:table-cell>
          <table:table-cell table:style-name="ce5" table:number-columns-repeated="2"/>
          <table:table-cell table:style-name="ce5" office:value-type="float" office:value="2.83" calcext:value-type="float">
            <text:p><text:s/>2,83 € </text:p>
          </table:table-cell>
          <table:table-cell table:style-name="ce10" office:value-type="string" calcext:value-type="string">
            <text:p><text:span text:style-name="T1"><text:a xlink:href="https://es.aliexpress.com/store/product/100-piezas-1206-condensador-330NF-470NF-1-UF-2-2-UF-4-7-UF-50-V/1711463_32879068458.html?spm=a219c.search0104.3.2.703515ea5O75W7&amp;ws_ab_test=searchweb0_0%2Csearchweb201602_4_10065_10068_5910015_10547_5890015_10548_58" xlink:type="simple">https://es.aliexpress.com/store/product/100-piezas-1206-condensador-330NF-470NF-1-UF-2-2-UF-4-7-UF-50-V/1711463_32879068458.html?spm=a219c.search0104.3.2.703515ea5O75W7&amp;ws_ab_test=searchweb0_0%2Csearchweb201602_4_10065_10068_5910015_10547_5890015_10548_58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densador 16V1mF</text:p>
          </table:table-cell>
          <table:table-cell table:style-name="ce5" table:formula="of:=[.G21]/20" office:value-type="float" office:value="0.0955" calcext:value-type="float">
            <text:p><text:s/>0,10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21]*[.D21]" office:value-type="float" office:value="0.191" calcext:value-type="float">
            <text:p><text:s/>0,19 € </text:p>
          </table:table-cell>
          <table:table-cell table:style-name="ce5"/>
          <table:table-cell table:style-name="ce5" office:value-type="float" office:value="1.91" calcext:value-type="float">
            <text:p><text:s/>1,91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10v-1000UF-8-9aluminum-electrolytic-capacitor-1000uf-10v/826019_32814611460.html?spm=a219c.search0104.3.79.6a0b2971fS0eEi&amp;ws_ab_test=searchweb0_0,searchweb201602_4_10065_10068_5910015_10547_5890015_10548_5880016_106" xlink:type="simple">https://es.aliexpress.com/store/product/10v-1000UF-8-9aluminum-electrolytic-capacitor-1000uf-10v/826019_32814611460.html?spm=a219c.search0104.3.79.6a0b2971fS0eEi&amp;ws_ab_test=searchweb0_0,searchweb201602_4_10065_10068_5910015_10547_5890015_10548_5880016_106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22</text:p>
          </table:table-cell>
          <table:table-cell table:style-name="ce5" table:formula="of:=[.H22]/100" office:value-type="float" office:value="0.0126444444444444" calcext:value-type="float">
            <text:p><text:s/>0,01 € </text:p>
          </table:table-cell>
          <table:table-cell table:style-name="ce7" office:value-type="float" office:value="100" calcext:value-type="float">
            <text:p>100</text:p>
          </table:table-cell>
          <table:table-cell table:style-name="ce5" table:formula="of:=[.C22]*[.D22]" office:value-type="float" office:value="1.26444444444444" calcext:value-type="float">
            <text:p><text:s/>1,26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 xlink:type="simple">https://es.aliexpress.com/store/product/500Pcs-2012-Chip-resistor-1-4w-0805-5-0R-1-2-2-3-3-4-7/821060_32817289197.html?spm=a219c.search0104.3.30.48963d2eogPCzl&amp;ws_ab_test=searchweb0_0,searchweb201602_4_10065_10068_5910015_10547_5890015_10548_5880016_10696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220</text:p>
          </table:table-cell>
          <table:table-cell table:style-name="ce5" table:formula="of:=[.H23]/100" office:value-type="float" office:value="0.0126444444444444" calcext:value-type="float">
            <text:p><text:s/>0,01 € </text:p>
          </table:table-cell>
          <table:table-cell table:style-name="ce7" office:value-type="float" office:value="100" calcext:value-type="float">
            <text:p>100</text:p>
          </table:table-cell>
          <table:table-cell table:style-name="ce5" table:formula="of:=[.C23]*[.D23]" office:value-type="float" office:value="1.26444444444444" calcext:value-type="float">
            <text:p><text:s/>1,26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 xlink:type="simple">https://es.aliexpress.com/store/product/500Pcs-2012-Chip-resistor-1-4w-0805-5-0R-1-2-2-3-3-4-7/821060_32817289197.html?spm=a219c.search0104.3.30.48963d2eogPCzl&amp;ws_ab_test=searchweb0_0,searchweb201602_4_10065_10068_5910015_10547_5890015_10548_5880016_10696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1K</text:p>
          </table:table-cell>
          <table:table-cell table:style-name="ce5" table:formula="of:=[.H24]/100" office:value-type="float" office:value="0.0126444444444444" calcext:value-type="float">
            <text:p><text:s/>0,01 € </text:p>
          </table:table-cell>
          <table:table-cell table:style-name="ce7" office:value-type="float" office:value="100" calcext:value-type="float">
            <text:p>100</text:p>
          </table:table-cell>
          <table:table-cell table:style-name="ce5" table:formula="of:=[.C24]*[.D24]" office:value-type="float" office:value="1.26444444444444" calcext:value-type="float">
            <text:p><text:s/>1,26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2K</text:p>
          </table:table-cell>
          <table:table-cell table:style-name="ce5" table:formula="of:=[.H25]/100" office:value-type="float" office:value="0.0126444444444444" calcext:value-type="float">
            <text:p><text:s/>0,01 € </text:p>
          </table:table-cell>
          <table:table-cell table:style-name="ce7" office:value-type="float" office:value="100" calcext:value-type="float">
            <text:p>100</text:p>
          </table:table-cell>
          <table:table-cell table:style-name="ce5" table:formula="of:=[.C25]*[.D25]" office:value-type="float" office:value="1.26444444444444" calcext:value-type="float">
            <text:p><text:s/>1,26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4K7</text:p>
          </table:table-cell>
          <table:table-cell table:style-name="ce5" table:formula="of:=[.H26]/100" office:value-type="float" office:value="0.0126444444444444" calcext:value-type="float">
            <text:p><text:s/>0,01 € </text:p>
          </table:table-cell>
          <table:table-cell table:style-name="ce7" office:value-type="float" office:value="100" calcext:value-type="float">
            <text:p>100</text:p>
          </table:table-cell>
          <table:table-cell table:style-name="ce5" table:formula="of:=[.C26]*[.D26]" office:value-type="float" office:value="1.26444444444444" calcext:value-type="float">
            <text:p><text:s/>1,26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6K8</text:p>
          </table:table-cell>
          <table:table-cell table:style-name="ce5" table:formula="of:=[.H27]/100" office:value-type="float" office:value="0.0126444444444444" calcext:value-type="float">
            <text:p><text:s/>0,01 € </text:p>
          </table:table-cell>
          <table:table-cell table:style-name="ce7" office:value-type="float" office:value="100" calcext:value-type="float">
            <text:p>100</text:p>
          </table:table-cell>
          <table:table-cell table:style-name="ce5" table:formula="of:=[.C27]*[.D27]" office:value-type="float" office:value="1.26444444444444" calcext:value-type="float">
            <text:p><text:s/>1,26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10K</text:p>
          </table:table-cell>
          <table:table-cell table:style-name="ce5" table:formula="of:=[.H28]/100" office:value-type="float" office:value="0.0126444444444444" calcext:value-type="float">
            <text:p><text:s/>0,01 € </text:p>
          </table:table-cell>
          <table:table-cell table:style-name="ce7" office:value-type="float" office:value="100" calcext:value-type="float">
            <text:p>100</text:p>
          </table:table-cell>
          <table:table-cell table:style-name="ce5" table:formula="of:=[.C28]*[.D28]" office:value-type="float" office:value="1.26444444444444" calcext:value-type="float">
            <text:p><text:s/>1,26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Preu ud</text:p>
          </table:table-cell>
          <table:table-cell table:style-name="ce3" office:value-type="string" calcext:value-type="string">
            <text:p>Quant</text:p>
          </table:table-cell>
          <table:table-cell table:style-name="ce9" office:value-type="string" calcext:value-type="string">
            <text:p>COST</text:p>
          </table:table-cell>
          <table:table-cell table:style-name="ce3" office:value-type="string" calcext:value-type="string">
            <text:p>Preu x10</text:p>
          </table:table-cell>
          <table:table-cell table:style-name="ce3" office:value-type="string" calcext:value-type="string">
            <text:p>Preu x20</text:p>
          </table:table-cell>
          <table:table-cell table:style-name="ce3" office:value-type="string" calcext:value-type="string">
            <text:p>Preu x100</text:p>
          </table:table-cell>
          <table:table-cell table:style-name="ce3" office:value-type="string" calcext:value-type="string">
            <text:p>Link</text:p>
          </table:table-cell>
          <table:table-cell table:style-name="ce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SUMA</text:p>
          </table:table-cell>
          <table:table-cell table:style-name="ce4" table:formula="of:=SUM([.C32:.C52])" office:value-type="float" office:value="4.38196222222222" calcext:value-type="float">
            <text:p><text:s/>4,38 € </text:p>
          </table:table-cell>
          <table:table-cell table:style-name="ce6" table:formula="of:=SUM([.D32:.D52])" office:value-type="float" office:value="142" calcext:value-type="float">
            <text:p>142</text:p>
          </table:table-cell>
          <table:table-cell table:style-name="ce4" table:formula="of:=SUM([.E32:.E52])" office:value-type="float" office:value="5.94998444444444" calcext:value-type="float">
            <text:p><text:s/>5,95 € </text:p>
          </table:table-cell>
          <table:table-cell table:style-name="ce4" table:formula="of:=SUM([.F32:.F52])" office:value-type="float" office:value="38.86" calcext:value-type="float">
            <text:p><text:s/>38,86 € </text:p>
          </table:table-cell>
          <table:table-cell table:style-name="ce4" table:formula="of:=SUM([.G32:.G52])" office:value-type="float" office:value="6.936" calcext:value-type="float">
            <text:p><text:s/>6,94 € </text:p>
          </table:table-cell>
          <table:table-cell table:style-name="ce4" table:formula="of:=SUM([.H32:.H52])" office:value-type="float" office:value="14.9162222222222" calcext:value-type="float">
            <text:p><text:s/>14,92 € 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CB shield</text:p>
          </table:table-cell>
          <table:table-cell table:style-name="ce5" table:formula="of:=[.F32]/10" office:value-type="float" office:value="0" calcext:value-type="float">
            <text:p><text:s/>- <text:s text:c="2"/>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2]*[.D32]" office:value-type="float" office:value="0" calcext:value-type="float">
            <text:p><text:s/>- <text:s text:c="2"/>€ </text:p>
          </table:table-cell>
          <table:table-cell table:style-name="ce5" office:value-type="float" office:value="0" calcext:value-type="float">
            <text:p><text:s/>- <text:s text:c="2"/>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jlcpcb.com/quote" xlink:type="simple">https://jlcpcb.com/quote</text:a></text:span></text:p>
          </table:table-cell>
          <table:table-cell table:style-name="ce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lsador 3x6x4.3mm</text:p>
          </table:table-cell>
          <table:table-cell table:style-name="ce5" table:formula="of:=[.H33]/100" office:value-type="float" office:value="0.0247" calcext:value-type="float">
            <text:p><text:s/>0,02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3]*[.D33]" office:value-type="float" office:value="0.0247" calcext:value-type="float">
            <text:p><text:s/>0,02 € </text:p>
          </table:table-cell>
          <table:table-cell table:style-name="ce5" table:number-columns-repeated="2"/>
          <table:table-cell table:style-name="ce5" office:value-type="float" office:value="2.47" calcext:value-type="float">
            <text:p><text:s/>2,47 € </text:p>
          </table:table-cell>
          <table:table-cell table:style-name="ce10" office:value-type="string" calcext:value-type="string">
            <text:p><text:span text:style-name="T1"><text:a xlink:href="https://es.aliexpress.com/item/100pcs-lot-SMD-Tact-Switch-Tactile-Switches-connectors-Push-button-3-6-4-3mm/32310218338.html" xlink:type="simple">https://es.aliexpress.com/item/100pcs-lot-SMD-Tact-Switch-Tactile-Switches-connectors-Push-button-3-6-4-3mm/32310218338.html</text:a></text:span></text:p>
          </table:table-cell>
          <table:table-cell table:style-name="ce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ins femella 40p</text:p>
          </table:table-cell>
          <table:table-cell table:style-name="ce5" table:formula="of:=[.G34]/20" office:value-type="float" office:value="0.216" calcext:value-type="float">
            <text:p><text:s/>0,22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4]*[.D34]" office:value-type="float" office:value="0.216" calcext:value-type="float">
            <text:p><text:s/>0,22 € </text:p>
          </table:table-cell>
          <table:table-cell table:style-name="ce5"/>
          <table:table-cell table:style-name="ce5" office:value-type="float" office:value="4.32" calcext:value-type="float">
            <text:p><text:s/>4,32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2-54mm-sola-fila-femenino-2-40-p-PCB-Board-socket-Pin-Header-conector-de-Gaza/323553_32869391616.html?spm=a219c.search0104.3.8.cee52f381y2jOZ&amp;ws_ab_test=searchweb0_0%2Csearchweb201602_4_10065_10068_10547_10059_10548" xlink:type="simple">https://es.aliexpress.com/store/product/2-54mm-sola-fila-femenino-2-40-p-PCB-Board-socket-Pin-Header-conector-de-Gaza/323553_32869391616.html?spm=a219c.search0104.3.8.cee52f381y2jOZ&amp;ws_ab_test=searchweb0_0%2Csearchweb201602_4_10065_10068_10547_10059_10548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negre</text:p>
          </table:table-cell>
          <table:table-cell table:style-name="ce5" table:formula="of:=[.F35]/10" office:value-type="float" office:value="0.177" calcext:value-type="float">
            <text:p><text:s/>0,18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5]*[.D35]" office:value-type="float" office:value="0.177" calcext:value-type="float">
            <text:p><text:s/>0,18 € </text:p>
          </table:table-cell>
          <table:table-cell table:style-name="ce5" office:value-type="float" office:value="1.77" calcext:value-type="float">
            <text:p><text:s/>1,77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verm</text:p>
          </table:table-cell>
          <table:table-cell table:style-name="ce5" table:formula="of:=[.F36]/10" office:value-type="float" office:value="0.205" calcext:value-type="float">
            <text:p><text:s/>0,2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6]*[.D36]" office:value-type="float" office:value="0.205" calcext:value-type="float">
            <text:p><text:s/>0,21 € </text:p>
          </table:table-cell>
          <table:table-cell table:style-name="ce5" office:value-type="float" office:value="2.05" calcext:value-type="float">
            <text:p><text:s/>2,05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blanc</text:p>
          </table:table-cell>
          <table:table-cell table:style-name="ce5" table:formula="of:=[.F37]/10" office:value-type="float" office:value="0.205" calcext:value-type="float">
            <text:p><text:s/>0,2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7]*[.D37]" office:value-type="float" office:value="0.205" calcext:value-type="float">
            <text:p><text:s/>0,21 € </text:p>
          </table:table-cell>
          <table:table-cell table:style-name="ce5" office:value-type="float" office:value="2.05" calcext:value-type="float">
            <text:p><text:s/>2,05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 xlink:type="simple">https://es.aliexpress.com/store/product/30pcs-Pin-Connector-Male-2-54mm-Pitch-Pin-Header-Strip-Single-Row-40-pin-Connector-Kit/1995185_32879595293.html?spm=a219c.search0104.3.50.7f922fa2vmacDF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ins mascle 40p 30mm</text:p>
          </table:table-cell>
          <table:table-cell table:style-name="ce5" table:formula="of:=[.F38]/10" office:value-type="float" office:value="0.432" calcext:value-type="float">
            <text:p><text:s/>0,43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38]*[.D38]" office:value-type="float" office:value="0.432" calcext:value-type="float">
            <text:p><text:s/>0,43 € </text:p>
          </table:table-cell>
          <table:table-cell table:style-name="ce5" office:value-type="float" office:value="4.32" calcext:value-type="float">
            <text:p><text:s/>4,32 € </text:p>
          </table:table-cell>
          <table:table-cell table:number-columns-repeated="2"/>
          <table:table-cell table:style-name="ce10" office:value-type="string" calcext:value-type="string">
            <text:p><text:span text:style-name="T1"><text:a xlink:href="https://es.aliexpress.com/item/2-54mm-macho-de-una-fila-1-40-p-Breakaway-PCB-Pin-Header-largo-11-15/32891470557.html?spm=a2g0s.8937460.0.0.5a602e0eA0W0ei" xlink:type="simple">https://es.aliexpress.com/item/2-54mm-macho-de-una-fila-1-40-p-Breakaway-PCB-Pin-Header-largo-11-15/32891470557.html?spm=a2g0s.8937460.0.0.5a602e0eA0W0ei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olsador 6x6x6mm</text:p>
          </table:table-cell>
          <table:table-cell table:style-name="ce5" table:formula="of:=[.H39]/100" office:value-type="float" office:value="0.0362" calcext:value-type="float">
            <text:p><text:s/>0,04 € </text:p>
          </table:table-cell>
          <table:table-cell table:style-name="ce7" office:value-type="float" office:value="4" calcext:value-type="float">
            <text:p>4</text:p>
          </table:table-cell>
          <table:table-cell table:style-name="ce5" table:formula="of:=[.C39]*[.D39]" office:value-type="float" office:value="0.1448" calcext:value-type="float">
            <text:p><text:s/>0,14 € </text:p>
          </table:table-cell>
          <table:table-cell table:style-name="ce5" table:number-columns-repeated="2"/>
          <table:table-cell table:style-name="ce5" table:formula="of:=2.75+(5.44-(2.75+0.95))/2" office:value-type="float" office:value="3.62" calcext:value-type="float">
            <text:p><text:s/>3,62 € </text:p>
          </table:table-cell>
          <table:table-cell table:style-name="ce10" office:value-type="string" calcext:value-type="string">
            <text:p><text:span text:style-name="T1"><text:a xlink:href="https://es.aliexpress.com/store/product/100pcs-8-Type-6mm-6mm-4Pin-Vertical-Tact-Switch-6x6mm-4P-Micro-Push-Button-Tactile-Switchs/1390139_32715988094.html?spm=a219c.12010612/itm2home-1.8148356.72.67106d2ca1FCKr" xlink:type="simple">https://es.aliexpress.com/store/product/100pcs-8-Type-6mm-6mm-4Pin-Vertical-Tact-Switch-6x6mm-4P-Micro-Push-Button-Tactile-Switchs/1390139_32715988094.html?spm=a219c.12010612/itm2home-1.8148356.72.67106d2ca1FCKr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terruptor 7x7mm</text:p>
          </table:table-cell>
          <table:table-cell table:style-name="ce5" table:formula="of:=[.G40]/20" office:value-type="float" office:value="0.091" calcext:value-type="float">
            <text:p><text:s/>0,09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40]*[.D40]" office:value-type="float" office:value="0.091" calcext:value-type="float">
            <text:p><text:s/>0,09 € </text:p>
          </table:table-cell>
          <table:table-cell table:style-name="ce5"/>
          <table:table-cell table:style-name="ce5" table:formula="of:=0.95+(5.44-(2.75+0.95))/2" office:value-type="float" office:value="1.82" calcext:value-type="float">
            <text:p><text:s/>1,82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20PCS-7X7mm-6P-Push-Button-Switch-7-7MM-6Pin-Tactile-Power-Micro-Switch-Self-lock-Latching/1390139_32809348405.html?spm=a219c.12010612.8148356.2.1f446d2cjY2wHB" xlink:type="simple">https://es.aliexpress.com/store/product/20PCS-7X7mm-6P-Push-Button-Switch-7-7MM-6Pin-Tactile-Power-Micro-Switch-Self-lock-Latching/1390139_32809348405.html?spm=a219c.12010612.8148356.2.1f446d2cjY2wHB</text:a></text:span></text:p>
          </table:table-cell>
          <table:table-cell table:style-name="ce10" office:value-type="string" calcext:value-type="string">
            <text:p><text:span text:style-name="T1"><text:a xlink:href="https://es.aliexpress.com/store/product/100PCS-7X7mm-6P-Push-Button-Switch-7-7mm-Tactile-Power-Micro-Non-Locking-Latching-Toys-Flashlight/1390139_32717121474.html?spm=a219c.12010612.8148356.43.2e124b1fyr6UPg" xlink:type="simple">https://es.aliexpress.com/store/product/100PCS-7X7mm-6P-Push-Button-Switch-7-7mm-Tactile-Power-Micro-Non-Locking-Latching-Toys-Flashlight/1390139_32717121474.html?spm=a219c.12010612.8148356.43.2e124b1fyr6UPg</text:a></text:span>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esistencia 0R</text:p>
          </table:table-cell>
          <table:table-cell table:style-name="ce5" table:formula="of:=[.H41]/100" office:value-type="float" office:value="0.0126444444444444" calcext:value-type="float">
            <text:p><text:s/>0,01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41]*[.D41]" office:value-type="float" office:value="0.0379333333333333" calcext:value-type="float">
            <text:p><text:s/>0,04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 xlink:type="simple">https://es.aliexpress.com/store/product/500Pcs-2012-Chip-resistor-1-4w-0805-5-0R-1-2-2-3-3-4-7/821060_32817289197.html?spm=a219c.search0104.3.30.48963d2eogPCzl&amp;ws_ab_test=searchweb0_0,searchweb201602_4_10065_10068_5910015_10547_5890015_10548_5880016_10696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330</text:p>
          </table:table-cell>
          <table:table-cell table:style-name="ce5" table:formula="of:=[.H42]/100" office:value-type="float" office:value="0.0126444444444444" calcext:value-type="float">
            <text:p><text:s/>0,01 € </text:p>
          </table:table-cell>
          <table:table-cell table:style-name="ce7" office:value-type="float" office:value="100" calcext:value-type="float">
            <text:p>100</text:p>
          </table:table-cell>
          <table:table-cell table:style-name="ce5" table:formula="of:=[.C42]*[.D42]" office:value-type="float" office:value="1.26444444444444" calcext:value-type="float">
            <text:p><text:s/>1,26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 xlink:type="simple">https://es.aliexpress.com/store/product/500Pcs-2012-Chip-resistor-1-4w-0805-5-0R-1-2-2-3-3-4-7/821060_32817289197.html?spm=a219c.search0104.3.30.48963d2eogPCzl&amp;ws_ab_test=searchweb0_0,searchweb201602_4_10065_10068_5910015_10547_5890015_10548_5880016_10696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1K</text:p>
          </table:table-cell>
          <table:table-cell table:style-name="ce5" table:formula="of:=[.H43]/100" office:value-type="float" office:value="0.0126444444444444" calcext:value-type="float">
            <text:p><text:s/>0,01 € </text:p>
          </table:table-cell>
          <table:table-cell table:style-name="ce7" office:value-type="float" office:value="9" calcext:value-type="float">
            <text:p>9</text:p>
          </table:table-cell>
          <table:table-cell table:style-name="ce5" table:formula="of:=[.C43]*[.D43]" office:value-type="float" office:value="0.1138" calcext:value-type="float">
            <text:p><text:s/>0,11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4K7</text:p>
          </table:table-cell>
          <table:table-cell table:style-name="ce5" table:formula="of:=[.H44]/100" office:value-type="float" office:value="0.0126444444444444" calcext:value-type="float">
            <text:p><text:s/>0,01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44]*[.D44]" office:value-type="float" office:value="0.0252888888888889" calcext:value-type="float">
            <text:p><text:s/>0,03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istencia 10K</text:p>
          </table:table-cell>
          <table:table-cell table:style-name="ce5" table:formula="of:=[.H45]/100" office:value-type="float" office:value="0.0126444444444444" calcext:value-type="float">
            <text:p><text:s/>0,01 € </text:p>
          </table:table-cell>
          <table:table-cell table:style-name="ce7" office:value-type="float" office:value="4" calcext:value-type="float">
            <text:p>4</text:p>
          </table:table-cell>
          <table:table-cell table:style-name="ce5" table:formula="of:=[.C45]*[.D45]" office:value-type="float" office:value="0.0505777777777778" calcext:value-type="float">
            <text:p><text:s/>0,05 € </text:p>
          </table:table-cell>
          <table:table-cell table:style-name="ce5" table:number-columns-repeated="2"/>
          <table:table-cell table:style-name="ce5" table:formula="of:=0.88+(11.38-(0.88*9))/9" office:value-type="float" office:value="1.26444444444444" calcext:value-type="float">
            <text:p><text:s/>1,26 € </text:p>
          </table:table-cell>
          <table:table-cell table:style-name="ce10" office:value-type="string" calcext:value-type="string">
            <text:p><text:span text:style-name="T1"><text:a xlink:href="https://es.aliexpress.com/store/product/0805-SMD-Resistors-10k-10K-ohm-1-8W-5-0805-SMD-Resistors-0805-Chip-resistor-500pcs/821060_852348196.html?spm=a219c.12010612.8148356.4.7f6e3f233TqDMe" xlink:type="simple">https://es.aliexpress.com/store/product/0805-SMD-Resistors-10k-10K-ohm-1-8W-5-0805-SMD-Resistors-0805-Chip-resistor-500pcs/821060_852348196.html?spm=a219c.12010612.8148356.4.7f6e3f233TqDM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D 1206 verm</text:p>
          </table:table-cell>
          <table:table-cell table:style-name="ce5" table:formula="of:=[.H46]/100" office:value-type="float" office:value="0.00646" calcext:value-type="float">
            <text:p><text:s/>0,0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46]*[.D46]" office:value-type="float" office:value="0.00646" calcext:value-type="float">
            <text:p><text:s/>0,01 € </text:p>
          </table:table-cell>
          <table:table-cell table:style-name="ce5" table:number-columns-repeated="2"/>
          <table:table-cell table:style-name="ce5" table:formula="of:=0.52+(3.3-(0.52+0.42+0.53+0.53+0.67))/5" office:value-type="float" office:value="0.646" calcext:value-type="float">
            <text:p><text:s/>0,65 € </text:p>
          </table:table-cell>
          <table:table-cell table:style-name="ce10" office:value-type="string" calcext:value-type="string">
            <text:p><text:span text:style-name="T1"><text:a xlink:href="https://es.aliexpress.com/store/product/100-unids-lote-3216-1206-SMD-Led-Super-brillante-rojo-Verde-azul-agua-clara-luz-LED/1326062_32889348579.html?spm=a219c.search0104.3.10.220a68cavjosj0&amp;ws_ab_test=searchweb0_0%2Csearchweb201602_4_10065_10068_5910015_1" xlink:type="simple">https://es.aliexpress.com/store/product/100-unids-lote-3216-1206-SMD-Led-Super-brillante-rojo-Verde-azul-agua-clara-luz-LED/1326062_32889348579.html?spm=a219c.search0104.3.10.220a68cavjosj0&amp;ws_ab_test=searchweb0_0%2Csearchweb201602_4_10065_10068_5910015_1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D 1206 verd</text:p>
          </table:table-cell>
          <table:table-cell table:style-name="ce5" table:formula="of:=[.H47]/100" office:value-type="float" office:value="0.00546" calcext:value-type="float">
            <text:p><text:s/>0,01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47]*[.D47]" office:value-type="float" office:value="0.01638" calcext:value-type="float">
            <text:p><text:s/>0,02 € </text:p>
          </table:table-cell>
          <table:table-cell table:style-name="ce5" table:number-columns-repeated="2"/>
          <table:table-cell table:style-name="ce5" table:formula="of:=0.42+(3.3-(0.52+0.42+0.53+0.53+0.67))/5" office:value-type="float" office:value="0.546" calcext:value-type="float">
            <text:p><text:s/>0,55 € </text:p>
          </table:table-cell>
          <table:table-cell table:style-name="ce10" office:value-type="string" calcext:value-type="string">
            <text:p><text:span text:style-name="T1"><text:a xlink:href="https://es.aliexpress.com/store/product/100-unids-lote-3216-1206-SMD-Led-Super-brillante-rojo-Verde-azul-agua-clara-luz-LED/1326062_32889348579.html?spm=a219c.search0104.3.10.220a68cavjosj0&amp;ws_ab_test=searchweb0_0%2Csearchweb201602_4_10065_10068_5910015_1" xlink:type="simple">https://es.aliexpress.com/store/product/100-unids-lote-3216-1206-SMD-Led-Super-brillante-rojo-Verde-azul-agua-clara-luz-LED/1326062_32889348579.html?spm=a219c.search0104.3.10.220a68cavjosj0&amp;ws_ab_test=searchweb0_0%2Csearchweb201602_4_10065_10068_5910015_1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D 1206 blau</text:p>
          </table:table-cell>
          <table:table-cell table:style-name="ce5" table:formula="of:=[.H48]/100" office:value-type="float" office:value="0.00656" calcext:value-type="float">
            <text:p><text:s/>0,01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48]*[.D48]" office:value-type="float" office:value="0.01312" calcext:value-type="float">
            <text:p><text:s/>0,01 € </text:p>
          </table:table-cell>
          <table:table-cell table:style-name="ce5" table:number-columns-repeated="2"/>
          <table:table-cell table:style-name="ce5" table:formula="of:=0.53+(3.3-(0.52+0.42+0.53+0.53+0.67))/5" office:value-type="float" office:value="0.656" calcext:value-type="float">
            <text:p><text:s/>0,66 € </text:p>
          </table:table-cell>
          <table:table-cell table:style-name="ce10" office:value-type="string" calcext:value-type="string">
            <text:p><text:span text:style-name="T1"><text:a xlink:href="https://es.aliexpress.com/store/product/100-unids-lote-3216-1206-SMD-Led-Super-brillante-rojo-Verde-azul-agua-clara-luz-LED/1326062_32889348579.html?spm=a219c.search0104.3.10.220a68cavjosj0&amp;ws_ab_test=searchweb0_0%2Csearchweb201602_4_10065_10068_5910015_1" xlink:type="simple">https://es.aliexpress.com/store/product/100-unids-lote-3216-1206-SMD-Led-Super-brillante-rojo-Verde-azul-agua-clara-luz-LED/1326062_32889348579.html?spm=a219c.search0104.3.10.220a68cavjosj0&amp;ws_ab_test=searchweb0_0%2Csearchweb201602_4_10065_10068_5910015_1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D 1206 blanc</text:p>
          </table:table-cell>
          <table:table-cell table:style-name="ce5" table:formula="of:=[.H49]/100" office:value-type="float" office:value="0.00656" calcext:value-type="float">
            <text:p><text:s/>0,01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49]*[.D49]" office:value-type="float" office:value="0.01968" calcext:value-type="float">
            <text:p><text:s/>0,02 € </text:p>
          </table:table-cell>
          <table:table-cell table:style-name="ce5" table:number-columns-repeated="2"/>
          <table:table-cell table:style-name="ce5" table:formula="of:=0.53+(3.3-(0.52+0.42+0.53+0.53+0.67))/5" office:value-type="float" office:value="0.656" calcext:value-type="float">
            <text:p><text:s/>0,66 € </text:p>
          </table:table-cell>
          <table:table-cell table:style-name="ce10" office:value-type="string" calcext:value-type="string">
            <text:p><text:span text:style-name="T1"><text:a xlink:href="https://es.aliexpress.com/store/product/100PCS-SMD-1206-White-Led-Free-Shipping-1206-smd-led-cool-white-Super-Bright-LED-Diode/1758868_32368682563.html?spm=a219c.search0104.3.37.f02d5198T3e6VV&amp;ws_ab_test=searchweb0_0,searchweb201602_4_10065_10068_5910015_" xlink:type="simple">https://es.aliexpress.com/store/product/100PCS-SMD-1206-White-Led-Free-Shipping-1206-smd-led-cool-white-Super-Bright-LED-Diode/1758868_32368682563.html?spm=a219c.search0104.3.37.f02d5198T3e6VV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D RGB 5mm</text:p>
          </table:table-cell>
          <table:table-cell table:style-name="ce5" table:formula="of:=[.G50]/20" office:value-type="float" office:value="0.0398" calcext:value-type="float">
            <text:p><text:s/>0,04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50]*[.D50]" office:value-type="float" office:value="0.0398" calcext:value-type="float">
            <text:p><text:s/>0,04 € </text:p>
          </table:table-cell>
          <table:table-cell table:style-name="ce5"/>
          <table:table-cell table:style-name="ce5" table:formula="of:=0.67+(3.3-(0.52+0.42+0.53+0.53+0.67))/5" office:value-type="float" office:value="0.796" calcext:value-type="float">
            <text:p><text:s/>0,80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20pcs-5mm-RGB-LED-Common-Cathode-Tri-Color-Emitting-Diodes-f5-RGB-Diffused-5mm-led-red/1758868_32666259962.html?spm=a219c.search0104.3.51.79a833ddt9SRBE&amp;ws_ab_test=searchweb0_0,searchweb201602_4_10065_10068_5910015_" xlink:type="simple">https://es.aliexpress.com/store/product/20pcs-5mm-RGB-LED-Common-Cathode-Tri-Color-Emitting-Diodes-f5-RGB-Diffused-5mm-led-red/1758868_32666259962.html?spm=a219c.search0104.3.51.79a833ddt9SRBE&amp;ws_ab_test=searchweb0_0,searchweb201602_4_10065_10068_5910015_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isplay 0.96"</text:p>
          </table:table-cell>
          <table:table-cell table:style-name="ce5" table:formula="of:=[.F51]/10" office:value-type="float" office:value="1.939" calcext:value-type="float">
            <text:p><text:s/>1,94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51]*[.D51]" office:value-type="float" office:value="1.939" calcext:value-type="float">
            <text:p><text:s/>1,94 € </text:p>
          </table:table-cell>
          <table:table-cell table:style-name="ce5" office:value-type="float" office:value="19.39" calcext:value-type="float">
            <text:p><text:s/>19,39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10pcs-0-96-blue-0-96-inch-OLED-module-New-128X64-OLED-LCD-LED-Display-Module/1022067_32640619833.html?spm=a219c.search0104.3.78.31402ac2tGp7Ui&amp;ws_ab_test=searchweb0_0,searchweb201602_4_10065_10068_5910015_10547_5890" xlink:type="simple">https://es.aliexpress.com/store/product/10pcs-0-96-blue-0-96-inch-OLED-module-New-128X64-OLED-LCD-LED-Display-Module/1022067_32640619833.html?spm=a219c.search0104.3.78.31402ac2tGp7Ui&amp;ws_ab_test=searchweb0_0,searchweb201602_4_10065_10068_5910015_10547_5890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xpansor pins mcp23017</text:p>
          </table:table-cell>
          <table:table-cell table:style-name="ce5" table:formula="of:=[.F52]/10" office:value-type="float" office:value="0.928" calcext:value-type="float">
            <text:p><text:s/>0,93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52]*[.D52]" office:value-type="float" office:value="0.928" calcext:value-type="float">
            <text:p><text:s/>0,93 € </text:p>
          </table:table-cell>
          <table:table-cell table:style-name="ce5" office:value-type="float" office:value="9.28" calcext:value-type="float">
            <text:p><text:s/>9,28 € </text:p>
          </table:table-cell>
          <table:table-cell table:style-name="ce5" table:number-columns-repeated="2"/>
          <table:table-cell table:style-name="ce10" office:value-type="string" calcext:value-type="string">
            <text:p><text:span text:style-name="T1"><text:a xlink:href="https://es.aliexpress.com/store/product/MCP23017-Serial-Interface-Module-IIC-I2C-SPI-MCP23S17-Bidirectional-16-Bit-I-O-Expander-Pins-10Mhz/1185416_32830799627.html?spm=a219c.search0104.3.8.70a31ef9O1eBoC&amp;ws_ab_test=searchweb0_0,searchweb201602_4_10065_100" xlink:type="simple">https://es.aliexpress.com/store/product/MCP23017-Serial-Interface-Module-IIC-I2C-SPI-MCP23S17-Bidirectional-16-Bit-I-O-Expander-Pins-10Mhz/1185416_32830799627.html?spm=a219c.search0104.3.8.70a31ef9O1eBoC&amp;ws_ab_test=searchweb0_0,searchweb201602_4_10065_100</text:a></text:span>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/>
          <table:table-cell table:style-name="ce7"/>
          <table:table-cell table:style-name="ce5" table:number-columns-repeated="4"/>
          <table:table-cell table:style-name="ce10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Preu ud</text:p>
          </table:table-cell>
          <table:table-cell table:style-name="ce3" office:value-type="string" calcext:value-type="string">
            <text:p>Quant</text:p>
          </table:table-cell>
          <table:table-cell table:style-name="ce9" office:value-type="string" calcext:value-type="string">
            <text:p>COST</text:p>
          </table:table-cell>
          <table:table-cell table:style-name="ce3" office:value-type="string" calcext:value-type="string">
            <text:p>Preu x10</text:p>
          </table:table-cell>
          <table:table-cell table:style-name="ce3" office:value-type="string" calcext:value-type="string">
            <text:p>Preu x20</text:p>
          </table:table-cell>
          <table:table-cell table:style-name="ce3" office:value-type="string" calcext:value-type="string">
            <text:p>Preu x100</text:p>
          </table:table-cell>
          <table:table-cell table:style-name="ce3" office:value-type="string" calcext:value-type="string">
            <text:p>Link</text:p>
          </table:table-cell>
          <table:table-cell table:style-name="ce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SUMA</text:p>
          </table:table-cell>
          <table:table-cell table:style-name="ce4" table:formula="of:=SUM([.C56:.C76])" office:value-type="float" office:value="23.2616666666667" calcext:value-type="float">
            <text:p><text:s/>23,26 € </text:p>
          </table:table-cell>
          <table:table-cell table:style-name="ce6" table:formula="of:=SUM([.D56:.D76])" office:value-type="float" office:value="13" calcext:value-type="float">
            <text:p>13</text:p>
          </table:table-cell>
          <table:table-cell table:style-name="ce4" table:formula="of:=SUM([.E56:.E76])" office:value-type="float" office:value="31.183" calcext:value-type="float">
            <text:p><text:s/>31,18 € </text:p>
          </table:table-cell>
          <table:table-cell table:style-name="ce4" table:formula="of:=SUM([.F56:.F76])" office:value-type="float" office:value="0" calcext:value-type="float">
            <text:p><text:s/>- <text:s text:c="2"/>€ </text:p>
          </table:table-cell>
          <table:table-cell table:style-name="ce4" table:formula="of:=SUM([.G56:.G76])" office:value-type="float" office:value="56.84" calcext:value-type="float">
            <text:p><text:s/>56,84 € </text:p>
          </table:table-cell>
          <table:table-cell table:style-name="ce4" table:formula="of:=SUM([.H56:.H76])" office:value-type="float" office:value="0" calcext:value-type="float">
            <text:p><text:s/>- <text:s text:c="2"/>€ 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odes minisumo 33x20</text:p>
          </table:table-cell>
          <table:table-cell table:style-name="ce5" table:formula="of:=[.G56]/20" office:value-type="float" office:value="0.657" calcext:value-type="float">
            <text:p><text:s/>0,66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56]*[.D56]" office:value-type="float" office:value="1.314" calcext:value-type="float">
            <text:p><text:s/>1,31 € </text:p>
          </table:table-cell>
          <table:table-cell table:style-name="ce5"/>
          <table:table-cell table:style-name="ce5" office:value-type="float" office:value="13.14" calcext:value-type="float">
            <text:p><text:s/>13,14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es.aliexpress.com/store/product/10-piezas-K346-43-19-3mm-d-hole-caucho-rueda-conveniente-para-N20-Motor-D-eje/1965526_32891298768.html?spm=a219c.search0104.3.115.5b6f5f63GWqcG9&amp;ws_ab_test=searchweb0_0%2Csearchweb201602_4_10065_10068_10547_10059_10" xlink:type="simple">https://es.aliexpress.com/store/product/10-piezas-K346-43-19-3mm-d-hole-caucho-rueda-conveniente-para-N20-Motor-D-eje/1965526_32891298768.html?spm=a219c.search0104.3.115.5b6f5f63GWqcG9&amp;ws_ab_test=searchweb0_0%2Csearchweb201602_4_10065_10068_10547_10059_10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nsor línia</text:p>
          </table:table-cell>
          <table:table-cell table:style-name="ce5" office:value-type="float" office:value="2" calcext:value-type="float">
            <text:p><text:s/>2,00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57]*[.D57]" office:value-type="float" office:value="6" calcext:value-type="float">
            <text:p><text:s/>6,00 € </text:p>
          </table:table-cell>
          <table:table-cell table:style-name="ce5" table:number-columns-repeated="3"/>
          <table:table-cell table:style-name="ce10" office:value-type="string" calcext:value-type="string">
            <text:p><text:span text:style-name="T1"><text:a xlink:href="http://www.jsumo.com/micro-line-sensor-ml1" xlink:type="simple">http://www.jsumo.com/micro-line-sensor-ml1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nsor distància</text:p>
          </table:table-cell>
          <table:table-cell table:style-name="ce5" table:formula="of:=16.19/30" office:value-type="float" office:value="0.539666666666667" calcext:value-type="float">
            <text:p><text:s/>0,54 € 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[.C58]*[.D58]" office:value-type="float" office:value="1.619" calcext:value-type="float">
            <text:p><text:s/>1,62 € </text:p>
          </table:table-cell>
          <table:table-cell table:style-name="ce5" table:number-columns-repeated="3"/>
          <table:table-cell table:style-name="ce10" office:value-type="string" calcext:value-type="string">
            <text:p><text:span text:style-name="T1"><text:a xlink:href="https://es.aliexpress.com/item/Smart-Electronics-New-for-Arduino-Diy-Smart-Car-Robot-Reflective-Photoelectric-3pin-IR-Infrared-Obstacle-Avoidance/32461659104.html" xlink:type="simple">https://es.aliexpress.com/item/Smart-Electronics-New-for-Arduino-Diy-Smart-Car-Robot-Reflective-Photoelectric-3pin-IR-Infrared-Obstacle-Avoidance/32461659104.html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art module</text:p>
          </table:table-cell>
          <table:table-cell table:style-name="ce5" office:value-type="float" office:value="5.5" calcext:value-type="float">
            <text:p><text:s/>5,50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59]*[.D59]" office:value-type="float" office:value="5.5" calcext:value-type="float">
            <text:p><text:s/>5,50 € </text:p>
          </table:table-cell>
          <table:table-cell table:style-name="ce5" table:number-columns-repeated="3"/>
          <table:table-cell table:style-name="ce10" office:value-type="string" calcext:value-type="string">
            <text:p><text:span text:style-name="T1"><text:a xlink:href="http://www.jsumo.com/microstart-sumo-minisumo-robot-start-module" xlink:type="simple">http://www.jsumo.com/microstart-sumo-minisumo-robot-start-module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ateria 2S 850mAh</text:p>
          </table:table-cell>
          <table:table-cell table:style-name="ce5" office:value-type="float" office:value="5.77" calcext:value-type="float">
            <text:p><text:s/>5,77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60]*[.D60]" office:value-type="float" office:value="5.77" calcext:value-type="float">
            <text:p><text:s/>5,77 € </text:p>
          </table:table-cell>
          <table:table-cell table:style-name="ce5" table:number-columns-repeated="3"/>
          <table:table-cell table:style-name="ce10" office:value-type="string" calcext:value-type="string">
            <text:p><text:span text:style-name="T1"><text:a xlink:href="https://hobbyking.com/es_es/turnigy-nano-tech-850mah-2s-25-40c-lipo-pack.html" xlink:type="simple">https://hobbyking.com/es_es/turnigy-nano-tech-850mah-2s-25-40c-lipo-pack.html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arregador bateries</text:p>
          </table:table-cell>
          <table:table-cell table:style-name="ce5" office:value-type="float" office:value="6.61" calcext:value-type="float">
            <text:p><text:s/>6,61 € 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[.C61]*[.D61]" office:value-type="float" office:value="6.61" calcext:value-type="float">
            <text:p><text:s/>6,61 € </text:p>
          </table:table-cell>
          <table:table-cell table:style-name="ce5" table:number-columns-repeated="3"/>
          <table:table-cell table:style-name="ce10" office:value-type="string" calcext:value-type="string">
            <text:p><text:span text:style-name="T1"><text:a xlink:href="https://hobbyking.com/es_es/hobbykingr-b3ac-compact-charger-eu-plug.html" xlink:type="simple">https://hobbyking.com/es_es/hobbykingr-b3ac-compact-charger-eu-plug.html</text:a>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otors Pololu 1:50</text:p>
          </table:table-cell>
          <table:table-cell table:style-name="ce5" table:formula="of:=[.G62]/20" office:value-type="float" office:value="2.185" calcext:value-type="float">
            <text:p><text:s/>2,19 € 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[.C62]*[.D62]" office:value-type="float" office:value="4.37" calcext:value-type="float">
            <text:p><text:s/>4,37 € </text:p>
          </table:table-cell>
          <table:table-cell table:style-name="ce5"/>
          <table:table-cell table:style-name="ce5" office:value-type="float" office:value="43.7" calcext:value-type="float">
            <text:p><text:s/>43,70 € </text:p>
          </table:table-cell>
          <table:table-cell table:style-name="ce5"/>
          <table:table-cell table:style-name="ce10" office:value-type="string" calcext:value-type="string">
            <text:p><text:span text:style-name="T1"><text:a xlink:href="https://www.aliexpress.com/item/12MM-6V-300RPM-Powerful-High-Torque-DC-Gear-Box-Motor/32277738334.html" xlink:type="simple">https://www.aliexpress.com/item/12MM-6V-300RPM-Powerful-High-Torque-DC-Gear-Box-Motor/32277738334.html</text:a></text:span></text:p>
          </table:table-cell>
          <table:table-cell table:number-columns-repeated="1015"/>
        </table:table-row>
        <table:table-row table:style-name="ro2" table:number-rows-repeated="7">
          <table:table-cell table:number-columns-repeated="2"/>
          <table:table-cell table:style-name="ce5"/>
          <table:table-cell table:style-name="ce7"/>
          <table:table-cell table:style-name="ce5" table:number-columns-repeated="4"/>
          <table:table-cell table:style-name="ce10"/>
          <table:table-cell table:number-columns-repeated="1015"/>
        </table:table-row>
        <table:table-row table:style-name="ro2" table:number-rows-repeated="11">
          <table:table-cell table:number-columns-repeated="2"/>
          <table:table-cell table:style-name="ce5"/>
          <table:table-cell table:style-name="ce7"/>
          <table:table-cell table:style-name="ce5"/>
          <table:table-cell table:number-columns-repeated="2"/>
          <table:table-cell table:style-name="ce5"/>
          <table:table-cell table:style-name="ce10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5">
      <style:table-cell-properties fo:padding="0.71mm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PageStyle_5f_Competitiu" style:display-name="PageStyle_Competiti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rat" style:display-name="PageStyle_Bar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rat_20__28_2_29_" style:display-name="PageStyle_Barat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ent Colomar Prats</meta:initial-creator>
    <meta:creation-date>2018-08-27T20:23:55</meta:creation-date>
    <dc:creator>Vicent</dc:creator>
    <dc:date>2018-10-12T10:35:11</dc:date>
    <meta:document-statistic meta:table-count="3" meta:cell-count="1070" meta:object-count="0"/>
    <meta:generator>LibreOffice/6.0.3.2$Windows_X86_64 LibreOffice_project/8f48d515416608e3a835360314dac7e47fd0b821</meta:generator>
  </office:meta>
</office:document-meta>
</file>